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98.7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99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4"/>
    <style:style style:name="ce2" style:family="table-cell" style:parent-style-name="Default" style:data-style-name="N10036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<text:a xlink:href="mailto:vasya@mail.com" xlink:type="simple">vasya@mail.com</text:a></text:p>
          </table:table-cell>
          <table:table-cell office:value-type="string" calcext:value-type="string">
            <text:p><text:a xlink:href="mailto:petya@mail.com" xlink:type="simple">petya@mail.com</text:a></text:p>
          </table:table-cell>
          <table:table-cell table:formula="of:=RANDBETWEEN(100; 1000)" office:value-type="float" office:value="681" calcext:value-type="float">
            <text:p>681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AUD" calcext:value-type="string">
            <text:p>AUD</text:p>
          </table:table-cell>
          <table:table-cell table:formula="of:=RANDBETWEEN(DATE(2015;1;1);DATE(2015;12;31))" office:value-type="date" office:date-value="2015-12-13" calcext:value-type="date">
            <text:p>13.12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Procrastinator? No, I just wait until the last second to do my work because I will be older, therefore wiser." calcext:value-type="string">
            <text:p>Procrastinator? No, I just wait until the last second to do my work because I will be older, therefore wiser.</text:p>
          </table:table-cell>
        </table:table-row>
        <table:table-row table:style-name="ro1">
          <table:table-cell office:value-type="string" calcext:value-type="string">
            <text:p><text:a xlink:href="mailto:petya@mail.com" xlink:type="simple">petya@mail.com</text:a></text:p>
          </table:table-cell>
          <table:table-cell office:value-type="string" calcext:value-type="string">
            <text:p><text:a xlink:href="mailto:ivan@mail.com" xlink:type="simple">ivan@mail.com</text:a></text:p>
          </table:table-cell>
          <table:table-cell table:formula="of:=RANDBETWEEN(100; 1000)" office:value-type="float" office:value="714" calcext:value-type="float">
            <text:p>714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EUR" calcext:value-type="string">
            <text:p>EUR</text:p>
          </table:table-cell>
          <table:table-cell table:formula="of:=RANDBETWEEN(DATE(2015;1;1);DATE(2015;12;31))" office:value-type="date" office:date-value="2015-12-22" calcext:value-type="date">
            <text:p>22.12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You remind me of my Chinese friend...Ug Lee." calcext:value-type="string">
            <text:p>You remind me of my Chinese friend...Ug Lee.</text:p>
          </table:table-cell>
        </table:table-row>
        <table:table-row table:style-name="ro1">
          <table:table-cell office:value-type="string" calcext:value-type="string">
            <text:p><text:a xlink:href="mailto:ivan@mail.com" xlink:type="simple">ivan@mail.com</text:a></text:p>
          </table:table-cell>
          <table:table-cell office:value-type="string" calcext:value-type="string">
            <text:p><text:a xlink:href="mailto:bobby@mail.com" xlink:type="simple">bobby@mail.com</text:a></text:p>
          </table:table-cell>
          <table:table-cell table:formula="of:=RANDBETWEEN(100; 1000)" office:value-type="float" office:value="338" calcext:value-type="float">
            <text:p>338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SGD" calcext:value-type="string">
            <text:p>SGD</text:p>
          </table:table-cell>
          <table:table-cell table:formula="of:=RANDBETWEEN(DATE(2015;1;1);DATE(2015;12;31))" office:value-type="date" office:date-value="2015-01-14" calcext:value-type="date">
            <text:p>14.01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just dropped my laptop off the boat.....It's a Dell, rolling in the deep." calcext:value-type="string">
            <text:p>I just dropped my laptop off the boat.....It's a Dell, rolling in the deep.</text:p>
          </table:table-cell>
        </table:table-row>
        <table:table-row table:style-name="ro1">
          <table:table-cell office:value-type="string" calcext:value-type="string">
            <text:p><text:a xlink:href="mailto:bobby@mail.com" xlink:type="simple">bobby@mail.com</text:a></text:p>
          </table:table-cell>
          <table:table-cell office:value-type="string" calcext:value-type="string">
            <text:p><text:a xlink:href="mailto:lenny@mail.com" xlink:type="simple">lenny@mail.com</text:a></text:p>
          </table:table-cell>
          <table:table-cell table:formula="of:=RANDBETWEEN(100; 1000)" office:value-type="float" office:value="157" calcext:value-type="float">
            <text:p>157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INR" calcext:value-type="string">
            <text:p>INR</text:p>
          </table:table-cell>
          <table:table-cell table:formula="of:=RANDBETWEEN(DATE(2015;1;1);DATE(2015;12;31))" office:value-type="date" office:date-value="2015-06-17" calcext:value-type="date">
            <text:p>17.06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was planning to do something today, but I haven't finished doing nothing from yesterday." calcext:value-type="string">
            <text:p>I was planning to do something today, but I haven't finished doing nothing from yesterday.</text:p>
          </table:table-cell>
        </table:table-row>
        <table:table-row table:style-name="ro1">
          <table:table-cell office:value-type="string" calcext:value-type="string">
            <text:p><text:a xlink:href="mailto:lenny@mail.com" xlink:type="simple">lenny@mail.com</text:a></text:p>
          </table:table-cell>
          <table:table-cell office:value-type="string" calcext:value-type="string">
            <text:p><text:a xlink:href="mailto:alex@mail.com" xlink:type="simple">alex@mail.com</text:a></text:p>
          </table:table-cell>
          <table:table-cell table:formula="of:=RANDBETWEEN(100; 1000)" office:value-type="float" office:value="623" calcext:value-type="float">
            <text:p>623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CHF" calcext:value-type="string">
            <text:p>CHF</text:p>
          </table:table-cell>
          <table:table-cell table:formula="of:=RANDBETWEEN(DATE(2015;1;1);DATE(2015;12;31))" office:value-type="date" office:date-value="2015-01-04" calcext:value-type="date">
            <text:p>04.01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just dropped my laptop off the boat.....It's a Dell, rolling in the deep." calcext:value-type="string">
            <text:p>I just dropped my laptop off the boat.....It's a Dell, rolling in the deep.</text:p>
          </table:table-cell>
        </table:table-row>
        <table:table-row table:style-name="ro1">
          <table:table-cell office:value-type="string" calcext:value-type="string">
            <text:p><text:a xlink:href="mailto:alex@mail.com" xlink:type="simple">alex@mail.com</text:a></text:p>
          </table:table-cell>
          <table:table-cell office:value-type="string" calcext:value-type="string">
            <text:p><text:a xlink:href="mailto:john@mail.com" xlink:type="simple">john@mail.com</text:a></text:p>
          </table:table-cell>
          <table:table-cell table:formula="of:=RANDBETWEEN(100; 1000)" office:value-type="float" office:value="722" calcext:value-type="float">
            <text:p>722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EUR" calcext:value-type="string">
            <text:p>EUR</text:p>
          </table:table-cell>
          <table:table-cell table:formula="of:=RANDBETWEEN(DATE(2015;1;1);DATE(2015;12;31))" office:value-type="date" office:date-value="2015-09-02" calcext:value-type="date">
            <text:p>02.09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feel like getting something done today, so I'm just going to sit here until the feeling passes." calcext:value-type="string">
            <text:p>I feel like getting something done today, so I'm just going to sit here until the feeling passes.</text:p>
          </table:table-cell>
        </table:table-row>
        <table:table-row table:style-name="ro1">
          <table:table-cell office:value-type="string" calcext:value-type="string">
            <text:p><text:a xlink:href="mailto:john@mail.com" xlink:type="simple">john@mail.com</text:a></text:p>
          </table:table-cell>
          <table:table-cell office:value-type="string" calcext:value-type="string">
            <text:p><text:a xlink:href="mailto:leo@mail.com" xlink:type="simple">leo@mail.com</text:a></text:p>
          </table:table-cell>
          <table:table-cell table:formula="of:=RANDBETWEEN(100; 1000)" office:value-type="float" office:value="198" calcext:value-type="float">
            <text:p>198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JPY" calcext:value-type="string">
            <text:p>JPY</text:p>
          </table:table-cell>
          <table:table-cell table:formula="of:=RANDBETWEEN(DATE(2015;1;1);DATE(2015;12;31))" office:value-type="date" office:date-value="2015-08-19" calcext:value-type="date">
            <text:p>19.08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Whatever you do in life give 100%.....unless you're giving blood." calcext:value-type="string">
            <text:p>Whatever you do in life give 100%.....unless you're giving blood.</text:p>
          </table:table-cell>
        </table:table-row>
        <table:table-row table:style-name="ro1">
          <table:table-cell office:value-type="string" calcext:value-type="string">
            <text:p><text:a xlink:href="mailto:leo@mail.com" xlink:type="simple">leo@mail.com</text:a></text:p>
          </table:table-cell>
          <table:table-cell office:value-type="string" calcext:value-type="string">
            <text:p><text:a xlink:href="mailto:enzo@mail.com" xlink:type="simple">enzo@mail.com</text:a></text:p>
          </table:table-cell>
          <table:table-cell table:formula="of:=RANDBETWEEN(100; 1000)" office:value-type="float" office:value="240" calcext:value-type="float">
            <text:p>240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MYR" calcext:value-type="string">
            <text:p>MYR</text:p>
          </table:table-cell>
          <table:table-cell table:formula="of:=RANDBETWEEN(DATE(2015;1;1);DATE(2015;12;31))" office:value-type="date" office:date-value="2015-06-20" calcext:value-type="date">
            <text:p>20.06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was complimented on my driving. Someone left a note on my windshield that said, 'Parking Fine.'" calcext:value-type="string">
            <text:p>I was complimented on my driving. Someone left a note on my windshield that said, 'Parking Fine.'</text:p>
          </table:table-cell>
        </table:table-row>
        <table:table-row table:style-name="ro1">
          <table:table-cell office:value-type="string" calcext:value-type="string">
            <text:p><text:a xlink:href="mailto:enzo@mail.com" xlink:type="simple">enzo@mail.com</text:a></text:p>
          </table:table-cell>
          <table:table-cell office:value-type="string" calcext:value-type="string">
            <text:p><text:a xlink:href="mailto:franz@mail.com" xlink:type="simple">franz@mail.com</text:a></text:p>
          </table:table-cell>
          <table:table-cell table:formula="of:=RANDBETWEEN(100; 1000)" office:value-type="float" office:value="647" calcext:value-type="float">
            <text:p>647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JPY" calcext:value-type="string">
            <text:p>JPY</text:p>
          </table:table-cell>
          <table:table-cell table:formula="of:=RANDBETWEEN(DATE(2015;1;1);DATE(2015;12;31))" office:value-type="date" office:date-value="2015-03-08" calcext:value-type="date">
            <text:p>08.03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was complimented on my driving. Someone left a note on my windshield that said, 'Parking Fine.'" calcext:value-type="string">
            <text:p>I was complimented on my driving. Someone left a note on my windshield that said, 'Parking Fine.'</text:p>
          </table:table-cell>
        </table:table-row>
        <table:table-row table:style-name="ro1">
          <table:table-cell office:value-type="string" calcext:value-type="string">
            <text:p><text:a xlink:href="mailto:franz@mail.com" xlink:type="simple">franz@mail.com</text:a></text:p>
          </table:table-cell>
          <table:table-cell office:value-type="string" calcext:value-type="string">
            <text:p><text:a xlink:href="mailto:vasya@mail.com" xlink:type="simple">vasya@mail.com</text:a></text:p>
          </table:table-cell>
          <table:table-cell table:formula="of:=RANDBETWEEN(100; 1000)" office:value-type="float" office:value="960" calcext:value-type="float">
            <text:p>960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CHF" calcext:value-type="string">
            <text:p>CHF</text:p>
          </table:table-cell>
          <table:table-cell table:formula="of:=RANDBETWEEN(DATE(2015;1;1);DATE(2015;12;31))" office:value-type="date" office:date-value="2015-07-09" calcext:value-type="date">
            <text:p>09.07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really like ceilings......I guess you could call me a ceiling fan." calcext:value-type="string">
            <text:p>I really like ceilings......I guess you could call me a ceiling fan.</text:p>
          </table:table-cell>
        </table:table-row>
        <table:table-row table:style-name="ro1">
          <table:table-cell office:value-type="string" calcext:value-type="string">
            <text:p><text:a xlink:href="mailto:vasya@mail.com" xlink:type="simple">vasya@mail.com</text:a></text:p>
          </table:table-cell>
          <table:table-cell office:value-type="string" calcext:value-type="string">
            <text:p><text:a xlink:href="mailto:ivan@mail.com" xlink:type="simple">ivan@mail.com</text:a></text:p>
          </table:table-cell>
          <table:table-cell table:formula="of:=RANDBETWEEN(100; 1000)" office:value-type="float" office:value="141" calcext:value-type="float">
            <text:p>141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MYR" calcext:value-type="string">
            <text:p>MYR</text:p>
          </table:table-cell>
          <table:table-cell table:formula="of:=RANDBETWEEN(DATE(2015;1;1);DATE(2015;12;31))" office:value-type="date" office:date-value="2015-11-26" calcext:value-type="date">
            <text:p>26.11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was complimented on my driving. Someone left a note on my windshield that said, 'Parking Fine.'" calcext:value-type="string">
            <text:p>I was complimented on my driving. Someone left a note on my windshield that said, 'Parking Fine.'</text:p>
          </table:table-cell>
        </table:table-row>
        <table:table-row table:style-name="ro1">
          <table:table-cell office:value-type="string" calcext:value-type="string">
            <text:p><text:a xlink:href="mailto:petya@mail.com" xlink:type="simple">petya@mail.com</text:a></text:p>
          </table:table-cell>
          <table:table-cell office:value-type="string" calcext:value-type="string">
            <text:p><text:a xlink:href="mailto:bobby@mail.com" xlink:type="simple">bobby@mail.com</text:a></text:p>
          </table:table-cell>
          <table:table-cell table:formula="of:=RANDBETWEEN(100; 1000)" office:value-type="float" office:value="776" calcext:value-type="float">
            <text:p>776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JPY" calcext:value-type="string">
            <text:p>JPY</text:p>
          </table:table-cell>
          <table:table-cell table:formula="of:=RANDBETWEEN(DATE(2015;1;1);DATE(2015;12;31))" office:value-type="date" office:date-value="2015-05-29" calcext:value-type="date">
            <text:p>29.05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was planning to do something today, but I haven't finished doing nothing from yesterday." calcext:value-type="string">
            <text:p>I was planning to do something today, but I haven't finished doing nothing from yesterday.</text:p>
          </table:table-cell>
        </table:table-row>
        <table:table-row table:style-name="ro1">
          <table:table-cell office:value-type="string" calcext:value-type="string">
            <text:p><text:a xlink:href="mailto:ivan@mail.com" xlink:type="simple">ivan@mail.com</text:a></text:p>
          </table:table-cell>
          <table:table-cell office:value-type="string" calcext:value-type="string">
            <text:p><text:a xlink:href="mailto:lenny@mail.com" xlink:type="simple">lenny@mail.com</text:a></text:p>
          </table:table-cell>
          <table:table-cell table:formula="of:=RANDBETWEEN(100; 1000)" office:value-type="float" office:value="546" calcext:value-type="float">
            <text:p>546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INR" calcext:value-type="string">
            <text:p>INR</text:p>
          </table:table-cell>
          <table:table-cell table:formula="of:=RANDBETWEEN(DATE(2015;1;1);DATE(2015;12;31))" office:value-type="date" office:date-value="2015-09-18" calcext:value-type="date">
            <text:p>18.09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Grammar is somewhat important. Commas do save lives for instance: 'Let's eat grandpa.' 'Lets eat, grandpa.'" calcext:value-type="string">
            <text:p>Grammar is somewhat important. Commas do save lives for instance: 'Let's eat grandpa.' 'Lets eat, grandpa.'</text:p>
          </table:table-cell>
        </table:table-row>
        <table:table-row table:style-name="ro1">
          <table:table-cell office:value-type="string" calcext:value-type="string">
            <text:p><text:a xlink:href="mailto:bobby@mail.com" xlink:type="simple">bobby@mail.com</text:a></text:p>
          </table:table-cell>
          <table:table-cell office:value-type="string" calcext:value-type="string">
            <text:p><text:a xlink:href="mailto:alex@mail.com" xlink:type="simple">alex@mail.com</text:a></text:p>
          </table:table-cell>
          <table:table-cell table:formula="of:=RANDBETWEEN(100; 1000)" office:value-type="float" office:value="251" calcext:value-type="float">
            <text:p>251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CAD" calcext:value-type="string">
            <text:p>CAD</text:p>
          </table:table-cell>
          <table:table-cell table:formula="of:=RANDBETWEEN(DATE(2015;1;1);DATE(2015;12;31))" office:value-type="date" office:date-value="2015-01-21" calcext:value-type="date">
            <text:p>21.01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feel like getting something done today, so I'm just going to sit here until the feeling passes." calcext:value-type="string">
            <text:p>I feel like getting something done today, so I'm just going to sit here until the feeling passes.</text:p>
          </table:table-cell>
        </table:table-row>
        <table:table-row table:style-name="ro1">
          <table:table-cell office:value-type="string" calcext:value-type="string">
            <text:p><text:a xlink:href="mailto:lenny@mail.com" xlink:type="simple">lenny@mail.com</text:a></text:p>
          </table:table-cell>
          <table:table-cell office:value-type="string" calcext:value-type="string">
            <text:p><text:a xlink:href="mailto:john@mail.com" xlink:type="simple">john@mail.com</text:a></text:p>
          </table:table-cell>
          <table:table-cell table:formula="of:=RANDBETWEEN(100; 1000)" office:value-type="float" office:value="646" calcext:value-type="float">
            <text:p>646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CHF" calcext:value-type="string">
            <text:p>CHF</text:p>
          </table:table-cell>
          <table:table-cell table:formula="of:=RANDBETWEEN(DATE(2015;1;1);DATE(2015;12;31))" office:value-type="date" office:date-value="2015-01-13" calcext:value-type="date">
            <text:p>13.01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Whatever you do in life give 100%.....unless you're giving blood." calcext:value-type="string">
            <text:p>Whatever you do in life give 100%.....unless you're giving blood.</text:p>
          </table:table-cell>
        </table:table-row>
        <table:table-row table:style-name="ro1">
          <table:table-cell office:value-type="string" calcext:value-type="string">
            <text:p><text:a xlink:href="mailto:alex@mail.com" xlink:type="simple">alex@mail.com</text:a></text:p>
          </table:table-cell>
          <table:table-cell office:value-type="string" calcext:value-type="string">
            <text:p><text:a xlink:href="mailto:leo@mail.com" xlink:type="simple">leo@mail.com</text:a></text:p>
          </table:table-cell>
          <table:table-cell table:formula="of:=RANDBETWEEN(100; 1000)" office:value-type="float" office:value="997" calcext:value-type="float">
            <text:p>997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MYR" calcext:value-type="string">
            <text:p>MYR</text:p>
          </table:table-cell>
          <table:table-cell table:formula="of:=RANDBETWEEN(DATE(2015;1;1);DATE(2015;12;31))" office:value-type="date" office:date-value="2015-08-10" calcext:value-type="date">
            <text:p>10.08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Better late then never, but never late is better." calcext:value-type="string">
            <text:p>Better late then never, but never late is better.</text:p>
          </table:table-cell>
        </table:table-row>
        <table:table-row table:style-name="ro1">
          <table:table-cell office:value-type="string" calcext:value-type="string">
            <text:p><text:a xlink:href="mailto:john@mail.com" xlink:type="simple">john@mail.com</text:a></text:p>
          </table:table-cell>
          <table:table-cell office:value-type="string" calcext:value-type="string">
            <text:p><text:a xlink:href="mailto:enzo@mail.com" xlink:type="simple">enzo@mail.com</text:a></text:p>
          </table:table-cell>
          <table:table-cell table:formula="of:=RANDBETWEEN(100; 1000)" office:value-type="float" office:value="261" calcext:value-type="float">
            <text:p>261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AUD" calcext:value-type="string">
            <text:p>AUD</text:p>
          </table:table-cell>
          <table:table-cell table:formula="of:=RANDBETWEEN(DATE(2015;1;1);DATE(2015;12;31))" office:value-type="date" office:date-value="2015-12-27" calcext:value-type="date">
            <text:p>27.12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speak my mind. I never mind what I speak." calcext:value-type="string">
            <text:p>I speak my mind. I never mind what I speak.</text:p>
          </table:table-cell>
        </table:table-row>
        <table:table-row table:style-name="ro1">
          <table:table-cell office:value-type="string" calcext:value-type="string">
            <text:p><text:a xlink:href="mailto:leo@mail.com" xlink:type="simple">leo@mail.com</text:a></text:p>
          </table:table-cell>
          <table:table-cell office:value-type="string" calcext:value-type="string">
            <text:p><text:a xlink:href="mailto:franz@mail.com" xlink:type="simple">franz@mail.com</text:a></text:p>
          </table:table-cell>
          <table:table-cell table:formula="of:=RANDBETWEEN(100; 1000)" office:value-type="float" office:value="687" calcext:value-type="float">
            <text:p>687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INR" calcext:value-type="string">
            <text:p>INR</text:p>
          </table:table-cell>
          <table:table-cell table:formula="of:=RANDBETWEEN(DATE(2015;1;1);DATE(2015;12;31))" office:value-type="date" office:date-value="2015-01-19" calcext:value-type="date">
            <text:p>19.01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Procrastinator? No, I just wait until the last second to do my work because I will be older, therefore wiser." calcext:value-type="string">
            <text:p>Procrastinator? No, I just wait until the last second to do my work because I will be older, therefore wiser.</text:p>
          </table:table-cell>
        </table:table-row>
        <table:table-row table:style-name="ro1">
          <table:table-cell office:value-type="string" calcext:value-type="string">
            <text:p><text:a xlink:href="mailto:enzo@mail.com" xlink:type="simple">enzo@mail.com</text:a></text:p>
          </table:table-cell>
          <table:table-cell office:value-type="string" calcext:value-type="string">
            <text:p><text:a xlink:href="mailto:vasya@mail.com" xlink:type="simple">vasya@mail.com</text:a></text:p>
          </table:table-cell>
          <table:table-cell table:formula="of:=RANDBETWEEN(100; 1000)" office:value-type="float" office:value="211" calcext:value-type="float">
            <text:p>211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AUD" calcext:value-type="string">
            <text:p>AUD</text:p>
          </table:table-cell>
          <table:table-cell table:formula="of:=RANDBETWEEN(DATE(2015;1;1);DATE(2015;12;31))" office:value-type="date" office:date-value="2015-05-23" calcext:value-type="date">
            <text:p>23.05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Grammar is somewhat important. Commas do save lives for instance: 'Let's eat grandpa.' 'Lets eat, grandpa.'" calcext:value-type="string">
            <text:p>Grammar is somewhat important. Commas do save lives for instance: 'Let's eat grandpa.' 'Lets eat, grandpa.'</text:p>
          </table:table-cell>
        </table:table-row>
        <table:table-row table:style-name="ro1">
          <table:table-cell office:value-type="string" calcext:value-type="string">
            <text:p><text:a xlink:href="mailto:franz@mail.com" xlink:type="simple">franz@mail.com</text:a></text:p>
          </table:table-cell>
          <table:table-cell office:value-type="string" calcext:value-type="string">
            <text:p><text:a xlink:href="mailto:petya@mail.com" xlink:type="simple">petya@mail.com</text:a></text:p>
          </table:table-cell>
          <table:table-cell table:formula="of:=RANDBETWEEN(100; 1000)" office:value-type="float" office:value="352" calcext:value-type="float">
            <text:p>352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SGD" calcext:value-type="string">
            <text:p>SGD</text:p>
          </table:table-cell>
          <table:table-cell table:formula="of:=RANDBETWEEN(DATE(2015;1;1);DATE(2015;12;31))" office:value-type="date" office:date-value="2015-06-04" calcext:value-type="date">
            <text:p>04.06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Better late then never, but never late is better." calcext:value-type="string">
            <text:p>Better late then never, but never late is better.</text:p>
          </table:table-cell>
        </table:table-row>
        <table:table-row table:style-name="ro1">
          <table:table-cell office:value-type="string" calcext:value-type="string">
            <text:p><text:a xlink:href="mailto:vasya@mail.com" xlink:type="simple">vasya@mail.com</text:a></text:p>
          </table:table-cell>
          <table:table-cell office:value-type="string" calcext:value-type="string">
            <text:p><text:a xlink:href="mailto:bobby@mail.com" xlink:type="simple">bobby@mail.com</text:a></text:p>
          </table:table-cell>
          <table:table-cell table:formula="of:=RANDBETWEEN(100; 1000)" office:value-type="float" office:value="930" calcext:value-type="float">
            <text:p>930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GBP" calcext:value-type="string">
            <text:p>GBP</text:p>
          </table:table-cell>
          <table:table-cell table:formula="of:=RANDBETWEEN(DATE(2015;1;1);DATE(2015;12;31))" office:value-type="date" office:date-value="2015-01-09" calcext:value-type="date">
            <text:p>09.01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Whatever you do in life give 100%.....unless you're giving blood." calcext:value-type="string">
            <text:p>Whatever you do in life give 100%.....unless you're giving blood.</text:p>
          </table:table-cell>
        </table:table-row>
        <table:table-row table:style-name="ro1">
          <table:table-cell office:value-type="string" calcext:value-type="string">
            <text:p><text:a xlink:href="mailto:petya@mail.com" xlink:type="simple">petya@mail.com</text:a></text:p>
          </table:table-cell>
          <table:table-cell office:value-type="string" calcext:value-type="string">
            <text:p><text:a xlink:href="mailto:lenny@mail.com" xlink:type="simple">lenny@mail.com</text:a></text:p>
          </table:table-cell>
          <table:table-cell table:formula="of:=RANDBETWEEN(100; 1000)" office:value-type="float" office:value="639" calcext:value-type="float">
            <text:p>639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EUR" calcext:value-type="string">
            <text:p>EUR</text:p>
          </table:table-cell>
          <table:table-cell table:formula="of:=RANDBETWEEN(DATE(2015;1;1);DATE(2015;12;31))" office:value-type="date" office:date-value="2015-09-14" calcext:value-type="date">
            <text:p>14.09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haven't seen any statuses about Ninjas lately....well played Ninjas." calcext:value-type="string">
            <text:p>I haven't seen any statuses about Ninjas lately....well played Ninjas.</text:p>
          </table:table-cell>
        </table:table-row>
        <table:table-row table:style-name="ro1">
          <table:table-cell office:value-type="string" calcext:value-type="string">
            <text:p><text:a xlink:href="mailto:ivan@mail.com" xlink:type="simple">ivan@mail.com</text:a></text:p>
          </table:table-cell>
          <table:table-cell office:value-type="string" calcext:value-type="string">
            <text:p><text:a xlink:href="mailto:alex@mail.com" xlink:type="simple">alex@mail.com</text:a></text:p>
          </table:table-cell>
          <table:table-cell table:formula="of:=RANDBETWEEN(100; 1000)" office:value-type="float" office:value="142" calcext:value-type="float">
            <text:p>142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SGD" calcext:value-type="string">
            <text:p>SGD</text:p>
          </table:table-cell>
          <table:table-cell table:formula="of:=RANDBETWEEN(DATE(2015;1;1);DATE(2015;12;31))" office:value-type="date" office:date-value="2015-07-26" calcext:value-type="date">
            <text:p>26.07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On a scale of Voldemort to Pinocchio, how Nosy are you?" calcext:value-type="string">
            <text:p>On a scale of Voldemort to Pinocchio, how Nosy are you?</text:p>
          </table:table-cell>
        </table:table-row>
        <table:table-row table:style-name="ro1">
          <table:table-cell office:value-type="string" calcext:value-type="string">
            <text:p><text:a xlink:href="mailto:bobby@mail.com" xlink:type="simple">bobby@mail.com</text:a></text:p>
          </table:table-cell>
          <table:table-cell office:value-type="string" calcext:value-type="string">
            <text:p><text:a xlink:href="mailto:john@mail.com" xlink:type="simple">john@mail.com</text:a></text:p>
          </table:table-cell>
          <table:table-cell table:formula="of:=RANDBETWEEN(100; 1000)" office:value-type="float" office:value="276" calcext:value-type="float">
            <text:p>276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SGD" calcext:value-type="string">
            <text:p>SGD</text:p>
          </table:table-cell>
          <table:table-cell table:formula="of:=RANDBETWEEN(DATE(2015;1;1);DATE(2015;12;31))" office:value-type="date" office:date-value="2015-10-18" calcext:value-type="date">
            <text:p>18.10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changed all my passwords to 'incorrect'. So my computer just tells me when I forgot." calcext:value-type="string">
            <text:p>I changed all my passwords to 'incorrect'. So my computer just tells me when I forgot.</text:p>
          </table:table-cell>
        </table:table-row>
        <table:table-row table:style-name="ro1">
          <table:table-cell office:value-type="string" calcext:value-type="string">
            <text:p><text:a xlink:href="mailto:lenny@mail.com" xlink:type="simple">lenny@mail.com</text:a></text:p>
          </table:table-cell>
          <table:table-cell office:value-type="string" calcext:value-type="string">
            <text:p><text:a xlink:href="mailto:leo@mail.com" xlink:type="simple">leo@mail.com</text:a></text:p>
          </table:table-cell>
          <table:table-cell table:formula="of:=RANDBETWEEN(100; 1000)" office:value-type="float" office:value="258" calcext:value-type="float">
            <text:p>258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CAD" calcext:value-type="string">
            <text:p>CAD</text:p>
          </table:table-cell>
          <table:table-cell table:formula="of:=RANDBETWEEN(DATE(2015;1;1);DATE(2015;12;31))" office:value-type="date" office:date-value="2015-05-21" calcext:value-type="date">
            <text:p>21.05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Better late then never, but never late is better." calcext:value-type="string">
            <text:p>Better late then never, but never late is better.</text:p>
          </table:table-cell>
        </table:table-row>
        <table:table-row table:style-name="ro1">
          <table:table-cell office:value-type="string" calcext:value-type="string">
            <text:p><text:a xlink:href="mailto:alex@mail.com" xlink:type="simple">alex@mail.com</text:a></text:p>
          </table:table-cell>
          <table:table-cell office:value-type="string" calcext:value-type="string">
            <text:p><text:a xlink:href="mailto:enzo@mail.com" xlink:type="simple">enzo@mail.com</text:a></text:p>
          </table:table-cell>
          <table:table-cell table:formula="of:=RANDBETWEEN(100; 1000)" office:value-type="float" office:value="109" calcext:value-type="float">
            <text:p>109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USD" calcext:value-type="string">
            <text:p>USD</text:p>
          </table:table-cell>
          <table:table-cell table:formula="of:=RANDBETWEEN(DATE(2015;1;1);DATE(2015;12;31))" office:value-type="date" office:date-value="2015-09-03" calcext:value-type="date">
            <text:p>03.09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The dictionary is the only place where success comes before work." calcext:value-type="string">
            <text:p>The dictionary is the only place where success comes before work.</text:p>
          </table:table-cell>
        </table:table-row>
        <table:table-row table:style-name="ro1">
          <table:table-cell office:value-type="string" calcext:value-type="string">
            <text:p><text:a xlink:href="mailto:john@mail.com" xlink:type="simple">john@mail.com</text:a></text:p>
          </table:table-cell>
          <table:table-cell office:value-type="string" calcext:value-type="string">
            <text:p><text:a xlink:href="mailto:franz@mail.com" xlink:type="simple">franz@mail.com</text:a></text:p>
          </table:table-cell>
          <table:table-cell table:formula="of:=RANDBETWEEN(100; 1000)" office:value-type="float" office:value="799" calcext:value-type="float">
            <text:p>799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SGD" calcext:value-type="string">
            <text:p>SGD</text:p>
          </table:table-cell>
          <table:table-cell table:formula="of:=RANDBETWEEN(DATE(2015;1;1);DATE(2015;12;31))" office:value-type="date" office:date-value="2015-04-20" calcext:value-type="date">
            <text:p>20.04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just dropped my laptop off the boat.....It's a Dell, rolling in the deep." calcext:value-type="string">
            <text:p>I just dropped my laptop off the boat.....It's a Dell, rolling in the deep.</text:p>
          </table:table-cell>
        </table:table-row>
        <table:table-row table:style-name="ro1">
          <table:table-cell office:value-type="string" calcext:value-type="string">
            <text:p><text:a xlink:href="mailto:leo@mail.com" xlink:type="simple">leo@mail.com</text:a></text:p>
          </table:table-cell>
          <table:table-cell office:value-type="string" calcext:value-type="string">
            <text:p><text:a xlink:href="mailto:vasya@mail.com" xlink:type="simple">vasya@mail.com</text:a></text:p>
          </table:table-cell>
          <table:table-cell table:formula="of:=RANDBETWEEN(100; 1000)" office:value-type="float" office:value="759" calcext:value-type="float">
            <text:p>759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EUR" calcext:value-type="string">
            <text:p>EUR</text:p>
          </table:table-cell>
          <table:table-cell table:formula="of:=RANDBETWEEN(DATE(2015;1;1);DATE(2015;12;31))" office:value-type="date" office:date-value="2015-04-14" calcext:value-type="date">
            <text:p>14.04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wish real life was like cartoons. I could wear the same outfit and nobody would care." calcext:value-type="string">
            <text:p>I wish real life was like cartoons. I could wear the same outfit and nobody would care.</text:p>
          </table:table-cell>
        </table:table-row>
        <table:table-row table:style-name="ro1">
          <table:table-cell office:value-type="string" calcext:value-type="string">
            <text:p><text:a xlink:href="mailto:enzo@mail.com" xlink:type="simple">enzo@mail.com</text:a></text:p>
          </table:table-cell>
          <table:table-cell office:value-type="string" calcext:value-type="string">
            <text:p><text:a xlink:href="mailto:petya@mail.com" xlink:type="simple">petya@mail.com</text:a></text:p>
          </table:table-cell>
          <table:table-cell table:formula="of:=RANDBETWEEN(100; 1000)" office:value-type="float" office:value="412" calcext:value-type="float">
            <text:p>412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AUD" calcext:value-type="string">
            <text:p>AUD</text:p>
          </table:table-cell>
          <table:table-cell table:formula="of:=RANDBETWEEN(DATE(2015;1;1);DATE(2015;12;31))" office:value-type="date" office:date-value="2015-01-25" calcext:value-type="date">
            <text:p>25.01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haven't seen any statuses about Ninjas lately....well played Ninjas." calcext:value-type="string">
            <text:p>I haven't seen any statuses about Ninjas lately....well played Ninjas.</text:p>
          </table:table-cell>
        </table:table-row>
        <table:table-row table:style-name="ro1">
          <table:table-cell office:value-type="string" calcext:value-type="string">
            <text:p><text:a xlink:href="mailto:franz@mail.com" xlink:type="simple">franz@mail.com</text:a></text:p>
          </table:table-cell>
          <table:table-cell office:value-type="string" calcext:value-type="string">
            <text:p><text:a xlink:href="mailto:ivan@mail.com" xlink:type="simple">ivan@mail.com</text:a></text:p>
          </table:table-cell>
          <table:table-cell table:formula="of:=RANDBETWEEN(100; 1000)" office:value-type="float" office:value="394" calcext:value-type="float">
            <text:p>394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GBP" calcext:value-type="string">
            <text:p>GBP</text:p>
          </table:table-cell>
          <table:table-cell table:formula="of:=RANDBETWEEN(DATE(2015;1;1);DATE(2015;12;31))" office:value-type="date" office:date-value="2015-09-07" calcext:value-type="date">
            <text:p>07.09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wish real life was like cartoons. I could wear the same outfit and nobody would care." calcext:value-type="string">
            <text:p>I wish real life was like cartoons. I could wear the same outfit and nobody would care.</text:p>
          </table:table-cell>
        </table:table-row>
        <table:table-row table:style-name="ro1">
          <table:table-cell office:value-type="string" calcext:value-type="string">
            <text:p><text:a xlink:href="mailto:vasya@mail.com" xlink:type="simple">vasya@mail.com</text:a></text:p>
          </table:table-cell>
          <table:table-cell office:value-type="string" calcext:value-type="string">
            <text:p><text:a xlink:href="mailto:lenny@mail.com" xlink:type="simple">lenny@mail.com</text:a></text:p>
          </table:table-cell>
          <table:table-cell table:formula="of:=RANDBETWEEN(100; 1000)" office:value-type="float" office:value="300" calcext:value-type="float">
            <text:p>300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EUR" calcext:value-type="string">
            <text:p>EUR</text:p>
          </table:table-cell>
          <table:table-cell table:formula="of:=RANDBETWEEN(DATE(2015;1;1);DATE(2015;12;31))" office:value-type="date" office:date-value="2015-05-09" calcext:value-type="date">
            <text:p>09.05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love how, in horror movies, the person yells out,Hello? As if the bad is going to yell back, Yeah, I'm in the kitchen! Do you want a sandwich? Or,Hey, yeah I'm back here with a chainsaw. Come on down." calcext:value-type="string">
            <text:p>I love how, in horror movies, the person yells out,Hello? As if the bad is going to yell back, Yeah, I'm in the kitchen! Do you want a sandwich? Or,Hey, yeah I'm back here with a chainsaw. Come on down.</text:p>
          </table:table-cell>
        </table:table-row>
        <table:table-row table:style-name="ro1">
          <table:table-cell office:value-type="string" calcext:value-type="string">
            <text:p><text:a xlink:href="mailto:petya@mail.com" xlink:type="simple">petya@mail.com</text:a></text:p>
          </table:table-cell>
          <table:table-cell office:value-type="string" calcext:value-type="string">
            <text:p><text:a xlink:href="mailto:alex@mail.com" xlink:type="simple">alex@mail.com</text:a></text:p>
          </table:table-cell>
          <table:table-cell table:formula="of:=RANDBETWEEN(100; 1000)" office:value-type="float" office:value="800" calcext:value-type="float">
            <text:p>800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USD" calcext:value-type="string">
            <text:p>USD</text:p>
          </table:table-cell>
          <table:table-cell table:formula="of:=RANDBETWEEN(DATE(2015;1;1);DATE(2015;12;31))" office:value-type="date" office:date-value="2015-01-01" calcext:value-type="date">
            <text:p>01.01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do 5 sit-ups every morning. May not sound like much, but there is only so many times you can hit the snooze button...'" calcext:value-type="string">
            <text:p>I do 5 sit-ups every morning. May not sound like much, but there is only so many times you can hit the snooze button...'</text:p>
          </table:table-cell>
        </table:table-row>
        <table:table-row table:style-name="ro1">
          <table:table-cell office:value-type="string" calcext:value-type="string">
            <text:p><text:a xlink:href="mailto:ivan@mail.com" xlink:type="simple">ivan@mail.com</text:a></text:p>
          </table:table-cell>
          <table:table-cell office:value-type="string" calcext:value-type="string">
            <text:p><text:a xlink:href="mailto:john@mail.com" xlink:type="simple">john@mail.com</text:a></text:p>
          </table:table-cell>
          <table:table-cell table:formula="of:=RANDBETWEEN(100; 1000)" office:value-type="float" office:value="429" calcext:value-type="float">
            <text:p>429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CAD" calcext:value-type="string">
            <text:p>CAD</text:p>
          </table:table-cell>
          <table:table-cell table:formula="of:=RANDBETWEEN(DATE(2015;1;1);DATE(2015;12;31))" office:value-type="date" office:date-value="2015-09-03" calcext:value-type="date">
            <text:p>03.09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dream of a better tomorrow, where chickens can cross the road and not be questioned about their motives." calcext:value-type="string">
            <text:p>I dream of a better tomorrow, where chickens can cross the road and not be questioned about their motives.</text:p>
          </table:table-cell>
        </table:table-row>
        <table:table-row table:style-name="ro1">
          <table:table-cell office:value-type="string" calcext:value-type="string">
            <text:p><text:a xlink:href="mailto:bobby@mail.com" xlink:type="simple">bobby@mail.com</text:a></text:p>
          </table:table-cell>
          <table:table-cell office:value-type="string" calcext:value-type="string">
            <text:p><text:a xlink:href="mailto:leo@mail.com" xlink:type="simple">leo@mail.com</text:a></text:p>
          </table:table-cell>
          <table:table-cell table:formula="of:=RANDBETWEEN(100; 1000)" office:value-type="float" office:value="580" calcext:value-type="float">
            <text:p>580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GBP" calcext:value-type="string">
            <text:p>GBP</text:p>
          </table:table-cell>
          <table:table-cell table:formula="of:=RANDBETWEEN(DATE(2015;1;1);DATE(2015;12;31))" office:value-type="date" office:date-value="2015-09-16" calcext:value-type="date">
            <text:p>16.09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wish real life was like cartoons. I could wear the same outfit and nobody would care." calcext:value-type="string">
            <text:p>I wish real life was like cartoons. I could wear the same outfit and nobody would care.</text:p>
          </table:table-cell>
        </table:table-row>
        <table:table-row table:style-name="ro1">
          <table:table-cell office:value-type="string" calcext:value-type="string">
            <text:p><text:a xlink:href="mailto:lenny@mail.com" xlink:type="simple">lenny@mail.com</text:a></text:p>
          </table:table-cell>
          <table:table-cell office:value-type="string" calcext:value-type="string">
            <text:p><text:a xlink:href="mailto:enzo@mail.com" xlink:type="simple">enzo@mail.com</text:a></text:p>
          </table:table-cell>
          <table:table-cell table:formula="of:=RANDBETWEEN(100; 1000)" office:value-type="float" office:value="335" calcext:value-type="float">
            <text:p>335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CAD" calcext:value-type="string">
            <text:p>CAD</text:p>
          </table:table-cell>
          <table:table-cell table:formula="of:=RANDBETWEEN(DATE(2015;1;1);DATE(2015;12;31))" office:value-type="date" office:date-value="2015-03-24" calcext:value-type="date">
            <text:p>24.03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One time at the beach this guy was swimming in the ocean yelling Help! Shark! Help!. I just laughed, I knew that shark wasn't going to help them." calcext:value-type="string">
            <text:p>One time at the beach this guy was swimming in the ocean yelling Help! Shark! Help!. I just laughed, I knew that shark wasn't going to help them.</text:p>
          </table:table-cell>
        </table:table-row>
        <table:table-row table:style-name="ro1">
          <table:table-cell office:value-type="string" calcext:value-type="string">
            <text:p><text:a xlink:href="mailto:alex@mail.com" xlink:type="simple">alex@mail.com</text:a></text:p>
          </table:table-cell>
          <table:table-cell office:value-type="string" calcext:value-type="string">
            <text:p><text:a xlink:href="mailto:franz@mail.com" xlink:type="simple">franz@mail.com</text:a></text:p>
          </table:table-cell>
          <table:table-cell table:formula="of:=RANDBETWEEN(100; 1000)" office:value-type="float" office:value="610" calcext:value-type="float">
            <text:p>610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JPY" calcext:value-type="string">
            <text:p>JPY</text:p>
          </table:table-cell>
          <table:table-cell table:formula="of:=RANDBETWEEN(DATE(2015;1;1);DATE(2015;12;31))" office:value-type="date" office:date-value="2015-06-14" calcext:value-type="date">
            <text:p>14.06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wish real life was like cartoons. I could wear the same outfit and nobody would care." calcext:value-type="string">
            <text:p>I wish real life was like cartoons. I could wear the same outfit and nobody would care.</text:p>
          </table:table-cell>
        </table:table-row>
        <table:table-row table:style-name="ro1">
          <table:table-cell office:value-type="string" calcext:value-type="string">
            <text:p><text:a xlink:href="mailto:john@mail.com" xlink:type="simple">john@mail.com</text:a></text:p>
          </table:table-cell>
          <table:table-cell office:value-type="string" calcext:value-type="string">
            <text:p><text:a xlink:href="mailto:vasya@mail.com" xlink:type="simple">vasya@mail.com</text:a></text:p>
          </table:table-cell>
          <table:table-cell table:formula="of:=RANDBETWEEN(100; 1000)" office:value-type="float" office:value="356" calcext:value-type="float">
            <text:p>356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MYR" calcext:value-type="string">
            <text:p>MYR</text:p>
          </table:table-cell>
          <table:table-cell table:formula="of:=RANDBETWEEN(DATE(2015;1;1);DATE(2015;12;31))" office:value-type="date" office:date-value="2015-11-12" calcext:value-type="date">
            <text:p>12.11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feel like getting something done today, so I'm just going to sit here until the feeling passes." calcext:value-type="string">
            <text:p>I feel like getting something done today, so I'm just going to sit here until the feeling passes.</text:p>
          </table:table-cell>
        </table:table-row>
        <table:table-row table:style-name="ro1">
          <table:table-cell office:value-type="string" calcext:value-type="string">
            <text:p><text:a xlink:href="mailto:leo@mail.com" xlink:type="simple">leo@mail.com</text:a></text:p>
          </table:table-cell>
          <table:table-cell office:value-type="string" calcext:value-type="string">
            <text:p><text:a xlink:href="mailto:petya@mail.com" xlink:type="simple">petya@mail.com</text:a></text:p>
          </table:table-cell>
          <table:table-cell table:formula="of:=RANDBETWEEN(100; 1000)" office:value-type="float" office:value="993" calcext:value-type="float">
            <text:p>993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JPY" calcext:value-type="string">
            <text:p>JPY</text:p>
          </table:table-cell>
          <table:table-cell table:formula="of:=RANDBETWEEN(DATE(2015;1;1);DATE(2015;12;31))" office:value-type="date" office:date-value="2015-03-30" calcext:value-type="date">
            <text:p>30.03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changed all my passwords to 'incorrect'. So my computer just tells me when I forgot." calcext:value-type="string">
            <text:p>I changed all my passwords to 'incorrect'. So my computer just tells me when I forgot.</text:p>
          </table:table-cell>
        </table:table-row>
        <table:table-row table:style-name="ro1">
          <table:table-cell office:value-type="string" calcext:value-type="string">
            <text:p><text:a xlink:href="mailto:enzo@mail.com" xlink:type="simple">enzo@mail.com</text:a></text:p>
          </table:table-cell>
          <table:table-cell office:value-type="string" calcext:value-type="string">
            <text:p><text:a xlink:href="mailto:ivan@mail.com" xlink:type="simple">ivan@mail.com</text:a></text:p>
          </table:table-cell>
          <table:table-cell table:formula="of:=RANDBETWEEN(100; 1000)" office:value-type="float" office:value="824" calcext:value-type="float">
            <text:p>824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GBP" calcext:value-type="string">
            <text:p>GBP</text:p>
          </table:table-cell>
          <table:table-cell table:formula="of:=RANDBETWEEN(DATE(2015;1;1);DATE(2015;12;31))" office:value-type="date" office:date-value="2015-08-28" calcext:value-type="date">
            <text:p>28.08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was planning to do something today, but I haven't finished doing nothing from yesterday." calcext:value-type="string">
            <text:p>I was planning to do something today, but I haven't finished doing nothing from yesterday.</text:p>
          </table:table-cell>
        </table:table-row>
        <table:table-row table:style-name="ro1">
          <table:table-cell office:value-type="string" calcext:value-type="string">
            <text:p><text:a xlink:href="mailto:franz@mail.com" xlink:type="simple">franz@mail.com</text:a></text:p>
          </table:table-cell>
          <table:table-cell office:value-type="string" calcext:value-type="string">
            <text:p><text:a xlink:href="mailto:bobby@mail.com" xlink:type="simple">bobby@mail.com</text:a></text:p>
          </table:table-cell>
          <table:table-cell table:formula="of:=RANDBETWEEN(100; 1000)" office:value-type="float" office:value="422" calcext:value-type="float">
            <text:p>422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EUR" calcext:value-type="string">
            <text:p>EUR</text:p>
          </table:table-cell>
          <table:table-cell table:formula="of:=RANDBETWEEN(DATE(2015;1;1);DATE(2015;12;31))" office:value-type="date" office:date-value="2015-05-04" calcext:value-type="date">
            <text:p>04.05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No I didn't trip, the floor looked like it needed a hug." calcext:value-type="string">
            <text:p>No I didn't trip, the floor looked like it needed a hug.</text:p>
          </table:table-cell>
        </table:table-row>
        <table:table-row table:style-name="ro1">
          <table:table-cell office:value-type="string" calcext:value-type="string">
            <text:p><text:a xlink:href="mailto:vasya@mail.com" xlink:type="simple">vasya@mail.com</text:a></text:p>
          </table:table-cell>
          <table:table-cell office:value-type="string" calcext:value-type="string">
            <text:p><text:a xlink:href="mailto:alex@mail.com" xlink:type="simple">alex@mail.com</text:a></text:p>
          </table:table-cell>
          <table:table-cell table:formula="of:=RANDBETWEEN(100; 1000)" office:value-type="float" office:value="845" calcext:value-type="float">
            <text:p>845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CAD" calcext:value-type="string">
            <text:p>CAD</text:p>
          </table:table-cell>
          <table:table-cell table:formula="of:=RANDBETWEEN(DATE(2015;1;1);DATE(2015;12;31))" office:value-type="date" office:date-value="2015-04-11" calcext:value-type="date">
            <text:p>11.04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The dictionary is the only place where success comes before work." calcext:value-type="string">
            <text:p>The dictionary is the only place where success comes before work.</text:p>
          </table:table-cell>
        </table:table-row>
        <table:table-row table:style-name="ro1">
          <table:table-cell office:value-type="string" calcext:value-type="string">
            <text:p><text:a xlink:href="mailto:petya@mail.com" xlink:type="simple">petya@mail.com</text:a></text:p>
          </table:table-cell>
          <table:table-cell office:value-type="string" calcext:value-type="string">
            <text:p><text:a xlink:href="mailto:john@mail.com" xlink:type="simple">john@mail.com</text:a></text:p>
          </table:table-cell>
          <table:table-cell table:formula="of:=RANDBETWEEN(100; 1000)" office:value-type="float" office:value="925" calcext:value-type="float">
            <text:p>925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USD" calcext:value-type="string">
            <text:p>USD</text:p>
          </table:table-cell>
          <table:table-cell table:formula="of:=RANDBETWEEN(DATE(2015;1;1);DATE(2015;12;31))" office:value-type="date" office:date-value="2015-07-09" calcext:value-type="date">
            <text:p>09.07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Grammar is somewhat important. Commas do save lives for instance: 'Let's eat grandpa.' 'Lets eat, grandpa.'" calcext:value-type="string">
            <text:p>Grammar is somewhat important. Commas do save lives for instance: 'Let's eat grandpa.' 'Lets eat, grandpa.'</text:p>
          </table:table-cell>
        </table:table-row>
        <table:table-row table:style-name="ro1">
          <table:table-cell office:value-type="string" calcext:value-type="string">
            <text:p><text:a xlink:href="mailto:ivan@mail.com" xlink:type="simple">ivan@mail.com</text:a></text:p>
          </table:table-cell>
          <table:table-cell office:value-type="string" calcext:value-type="string">
            <text:p><text:a xlink:href="mailto:leo@mail.com" xlink:type="simple">leo@mail.com</text:a></text:p>
          </table:table-cell>
          <table:table-cell table:formula="of:=RANDBETWEEN(100; 1000)" office:value-type="float" office:value="185" calcext:value-type="float">
            <text:p>185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EUR" calcext:value-type="string">
            <text:p>EUR</text:p>
          </table:table-cell>
          <table:table-cell table:formula="of:=RANDBETWEEN(DATE(2015;1;1);DATE(2015;12;31))" office:value-type="date" office:date-value="2015-08-21" calcext:value-type="date">
            <text:p>21.08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just dropped my laptop off the boat.....It's a Dell, rolling in the deep." calcext:value-type="string">
            <text:p>I just dropped my laptop off the boat.....It's a Dell, rolling in the deep.</text:p>
          </table:table-cell>
        </table:table-row>
        <table:table-row table:style-name="ro1">
          <table:table-cell office:value-type="string" calcext:value-type="string">
            <text:p><text:a xlink:href="mailto:bobby@mail.com" xlink:type="simple">bobby@mail.com</text:a></text:p>
          </table:table-cell>
          <table:table-cell office:value-type="string" calcext:value-type="string">
            <text:p><text:a xlink:href="mailto:enzo@mail.com" xlink:type="simple">enzo@mail.com</text:a></text:p>
          </table:table-cell>
          <table:table-cell table:formula="of:=RANDBETWEEN(100; 1000)" office:value-type="float" office:value="245" calcext:value-type="float">
            <text:p>245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GBP" calcext:value-type="string">
            <text:p>GBP</text:p>
          </table:table-cell>
          <table:table-cell table:formula="of:=RANDBETWEEN(DATE(2015;1;1);DATE(2015;12;31))" office:value-type="date" office:date-value="2015-02-20" calcext:value-type="date">
            <text:p>20.02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wish real life was like cartoons. I could wear the same outfit and nobody would care." calcext:value-type="string">
            <text:p>I wish real life was like cartoons. I could wear the same outfit and nobody would care.</text:p>
          </table:table-cell>
        </table:table-row>
        <table:table-row table:style-name="ro1">
          <table:table-cell office:value-type="string" calcext:value-type="string">
            <text:p><text:a xlink:href="mailto:lenny@mail.com" xlink:type="simple">lenny@mail.com</text:a></text:p>
          </table:table-cell>
          <table:table-cell office:value-type="string" calcext:value-type="string">
            <text:p><text:a xlink:href="mailto:franz@mail.com" xlink:type="simple">franz@mail.com</text:a></text:p>
          </table:table-cell>
          <table:table-cell table:formula="of:=RANDBETWEEN(100; 1000)" office:value-type="float" office:value="533" calcext:value-type="float">
            <text:p>533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GBP" calcext:value-type="string">
            <text:p>GBP</text:p>
          </table:table-cell>
          <table:table-cell table:formula="of:=RANDBETWEEN(DATE(2015;1;1);DATE(2015;12;31))" office:value-type="date" office:date-value="2015-01-16" calcext:value-type="date">
            <text:p>16.01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You remind me of my Chinese friend...Ug Lee." calcext:value-type="string">
            <text:p>You remind me of my Chinese friend...Ug Lee.</text:p>
          </table:table-cell>
        </table:table-row>
        <table:table-row table:style-name="ro1">
          <table:table-cell office:value-type="string" calcext:value-type="string">
            <text:p><text:a xlink:href="mailto:alex@mail.com" xlink:type="simple">alex@mail.com</text:a></text:p>
          </table:table-cell>
          <table:table-cell office:value-type="string" calcext:value-type="string">
            <text:p><text:a xlink:href="mailto:vasya@mail.com" xlink:type="simple">vasya@mail.com</text:a></text:p>
          </table:table-cell>
          <table:table-cell table:formula="of:=RANDBETWEEN(100; 1000)" office:value-type="float" office:value="502" calcext:value-type="float">
            <text:p>502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AUD" calcext:value-type="string">
            <text:p>AUD</text:p>
          </table:table-cell>
          <table:table-cell table:formula="of:=RANDBETWEEN(DATE(2015;1;1);DATE(2015;12;31))" office:value-type="date" office:date-value="2015-10-28" calcext:value-type="date">
            <text:p>28.10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was complimented on my driving. Someone left a note on my windshield that said, 'Parking Fine.'" calcext:value-type="string">
            <text:p>I was complimented on my driving. Someone left a note on my windshield that said, 'Parking Fine.'</text:p>
          </table:table-cell>
        </table:table-row>
        <table:table-row table:style-name="ro1">
          <table:table-cell office:value-type="string" calcext:value-type="string">
            <text:p><text:a xlink:href="mailto:john@mail.com" xlink:type="simple">john@mail.com</text:a></text:p>
          </table:table-cell>
          <table:table-cell office:value-type="string" calcext:value-type="string">
            <text:p><text:a xlink:href="mailto:petya@mail.com" xlink:type="simple">petya@mail.com</text:a></text:p>
          </table:table-cell>
          <table:table-cell table:formula="of:=RANDBETWEEN(100; 1000)" office:value-type="float" office:value="110" calcext:value-type="float">
            <text:p>110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EUR" calcext:value-type="string">
            <text:p>EUR</text:p>
          </table:table-cell>
          <table:table-cell table:formula="of:=RANDBETWEEN(DATE(2015;1;1);DATE(2015;12;31))" office:value-type="date" office:date-value="2015-05-10" calcext:value-type="date">
            <text:p>10.05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changed all my passwords to 'incorrect'. So my computer just tells me when I forgot." calcext:value-type="string">
            <text:p>I changed all my passwords to 'incorrect'. So my computer just tells me when I forgot.</text:p>
          </table:table-cell>
        </table:table-row>
        <table:table-row table:style-name="ro1">
          <table:table-cell office:value-type="string" calcext:value-type="string">
            <text:p><text:a xlink:href="mailto:leo@mail.com" xlink:type="simple">leo@mail.com</text:a></text:p>
          </table:table-cell>
          <table:table-cell office:value-type="string" calcext:value-type="string">
            <text:p><text:a xlink:href="mailto:ivan@mail.com" xlink:type="simple">ivan@mail.com</text:a></text:p>
          </table:table-cell>
          <table:table-cell table:formula="of:=RANDBETWEEN(100; 1000)" office:value-type="float" office:value="223" calcext:value-type="float">
            <text:p>223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GBP" calcext:value-type="string">
            <text:p>GBP</text:p>
          </table:table-cell>
          <table:table-cell table:formula="of:=RANDBETWEEN(DATE(2015;1;1);DATE(2015;12;31))" office:value-type="date" office:date-value="2015-08-01" calcext:value-type="date">
            <text:p>01.08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Grammar is somewhat important. Commas do save lives for instance: 'Let's eat grandpa.' 'Lets eat, grandpa.'" calcext:value-type="string">
            <text:p>Grammar is somewhat important. Commas do save lives for instance: 'Let's eat grandpa.' 'Lets eat, grandpa.'</text:p>
          </table:table-cell>
        </table:table-row>
        <table:table-row table:style-name="ro1">
          <table:table-cell office:value-type="string" calcext:value-type="string">
            <text:p><text:a xlink:href="mailto:enzo@mail.com" xlink:type="simple">enzo@mail.com</text:a></text:p>
          </table:table-cell>
          <table:table-cell office:value-type="string" calcext:value-type="string">
            <text:p><text:a xlink:href="mailto:bobby@mail.com" xlink:type="simple">bobby@mail.com</text:a></text:p>
          </table:table-cell>
          <table:table-cell table:formula="of:=RANDBETWEEN(100; 1000)" office:value-type="float" office:value="177" calcext:value-type="float">
            <text:p>177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USD" calcext:value-type="string">
            <text:p>USD</text:p>
          </table:table-cell>
          <table:table-cell table:formula="of:=RANDBETWEEN(DATE(2015;1;1);DATE(2015;12;31))" office:value-type="date" office:date-value="2015-03-16" calcext:value-type="date">
            <text:p>16.03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speak my mind. I never mind what I speak." calcext:value-type="string">
            <text:p>I speak my mind. I never mind what I speak.</text:p>
          </table:table-cell>
        </table:table-row>
        <table:table-row table:style-name="ro1">
          <table:table-cell office:value-type="string" calcext:value-type="string">
            <text:p><text:a xlink:href="mailto:franz@mail.com" xlink:type="simple">franz@mail.com</text:a></text:p>
          </table:table-cell>
          <table:table-cell office:value-type="string" calcext:value-type="string">
            <text:p><text:a xlink:href="mailto:lenny@mail.com" xlink:type="simple">lenny@mail.com</text:a></text:p>
          </table:table-cell>
          <table:table-cell table:formula="of:=RANDBETWEEN(100; 1000)" office:value-type="float" office:value="839" calcext:value-type="float">
            <text:p>839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USD" calcext:value-type="string">
            <text:p>USD</text:p>
          </table:table-cell>
          <table:table-cell table:formula="of:=RANDBETWEEN(DATE(2015;1;1);DATE(2015;12;31))" office:value-type="date" office:date-value="2015-11-06" calcext:value-type="date">
            <text:p>06.11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dream of a better tomorrow, where chickens can cross the road and not be questioned about their motives." calcext:value-type="string">
            <text:p>I dream of a better tomorrow, where chickens can cross the road and not be questioned about their motives.</text:p>
          </table:table-cell>
        </table:table-row>
        <table:table-row table:style-name="ro1">
          <table:table-cell office:value-type="string" calcext:value-type="string">
            <text:p><text:a xlink:href="mailto:vasya@mail.com" xlink:type="simple">vasya@mail.com</text:a></text:p>
          </table:table-cell>
          <table:table-cell office:value-type="string" calcext:value-type="string">
            <text:p><text:a xlink:href="mailto:john@mail.com" xlink:type="simple">john@mail.com</text:a></text:p>
          </table:table-cell>
          <table:table-cell table:formula="of:=RANDBETWEEN(100; 1000)" office:value-type="float" office:value="942" calcext:value-type="float">
            <text:p>942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CHF" calcext:value-type="string">
            <text:p>CHF</text:p>
          </table:table-cell>
          <table:table-cell table:formula="of:=RANDBETWEEN(DATE(2015;1;1);DATE(2015;12;31))" office:value-type="date" office:date-value="2015-12-07" calcext:value-type="date">
            <text:p>07.12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Better late then never, but never late is better." calcext:value-type="string">
            <text:p>Better late then never, but never late is better.</text:p>
          </table:table-cell>
        </table:table-row>
        <table:table-row table:style-name="ro1">
          <table:table-cell office:value-type="string" calcext:value-type="string">
            <text:p><text:a xlink:href="mailto:petya@mail.com" xlink:type="simple">petya@mail.com</text:a></text:p>
          </table:table-cell>
          <table:table-cell office:value-type="string" calcext:value-type="string">
            <text:p><text:a xlink:href="mailto:leo@mail.com" xlink:type="simple">leo@mail.com</text:a></text:p>
          </table:table-cell>
          <table:table-cell table:formula="of:=RANDBETWEEN(100; 1000)" office:value-type="float" office:value="102" calcext:value-type="float">
            <text:p>102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GBP" calcext:value-type="string">
            <text:p>GBP</text:p>
          </table:table-cell>
          <table:table-cell table:formula="of:=RANDBETWEEN(DATE(2015;1;1);DATE(2015;12;31))" office:value-type="date" office:date-value="2015-02-15" calcext:value-type="date">
            <text:p>15.02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do 5 sit-ups every morning. May not sound like much, but there is only so many times you can hit the snooze button...'" calcext:value-type="string">
            <text:p>I do 5 sit-ups every morning. May not sound like much, but there is only so many times you can hit the snooze button...'</text:p>
          </table:table-cell>
        </table:table-row>
        <table:table-row table:style-name="ro1">
          <table:table-cell office:value-type="string" calcext:value-type="string">
            <text:p><text:a xlink:href="mailto:ivan@mail.com" xlink:type="simple">ivan@mail.com</text:a></text:p>
          </table:table-cell>
          <table:table-cell office:value-type="string" calcext:value-type="string">
            <text:p><text:a xlink:href="mailto:enzo@mail.com" xlink:type="simple">enzo@mail.com</text:a></text:p>
          </table:table-cell>
          <table:table-cell table:formula="of:=RANDBETWEEN(100; 1000)" office:value-type="float" office:value="711" calcext:value-type="float">
            <text:p>711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AUD" calcext:value-type="string">
            <text:p>AUD</text:p>
          </table:table-cell>
          <table:table-cell table:formula="of:=RANDBETWEEN(DATE(2015;1;1);DATE(2015;12;31))" office:value-type="date" office:date-value="2015-05-29" calcext:value-type="date">
            <text:p>29.05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speak my mind. I never mind what I speak." calcext:value-type="string">
            <text:p>I speak my mind. I never mind what I speak.</text:p>
          </table:table-cell>
        </table:table-row>
        <table:table-row table:style-name="ro1">
          <table:table-cell office:value-type="string" calcext:value-type="string">
            <text:p><text:a xlink:href="mailto:bobby@mail.com" xlink:type="simple">bobby@mail.com</text:a></text:p>
          </table:table-cell>
          <table:table-cell office:value-type="string" calcext:value-type="string">
            <text:p><text:a xlink:href="mailto:franz@mail.com" xlink:type="simple">franz@mail.com</text:a></text:p>
          </table:table-cell>
          <table:table-cell table:formula="of:=RANDBETWEEN(100; 1000)" office:value-type="float" office:value="624" calcext:value-type="float">
            <text:p>624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USD" calcext:value-type="string">
            <text:p>USD</text:p>
          </table:table-cell>
          <table:table-cell table:formula="of:=RANDBETWEEN(DATE(2015;1;1);DATE(2015;12;31))" office:value-type="date" office:date-value="2015-01-08" calcext:value-type="date">
            <text:p>08.01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love how, in horror movies, the person yells out,Hello? As if the bad is going to yell back, Yeah, I'm in the kitchen! Do you want a sandwich? Or,Hey, yeah I'm back here with a chainsaw. Come on down." calcext:value-type="string">
            <text:p>I love how, in horror movies, the person yells out,Hello? As if the bad is going to yell back, Yeah, I'm in the kitchen! Do you want a sandwich? Or,Hey, yeah I'm back here with a chainsaw. Come on down.</text:p>
          </table:table-cell>
        </table:table-row>
        <table:table-row table:style-name="ro1">
          <table:table-cell office:value-type="string" calcext:value-type="string">
            <text:p><text:a xlink:href="mailto:lenny@mail.com" xlink:type="simple">lenny@mail.com</text:a></text:p>
          </table:table-cell>
          <table:table-cell office:value-type="string" calcext:value-type="string">
            <text:p><text:a xlink:href="mailto:vasya@mail.com" xlink:type="simple">vasya@mail.com</text:a></text:p>
          </table:table-cell>
          <table:table-cell table:formula="of:=RANDBETWEEN(100; 1000)" office:value-type="float" office:value="698" calcext:value-type="float">
            <text:p>698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USD" calcext:value-type="string">
            <text:p>USD</text:p>
          </table:table-cell>
          <table:table-cell table:formula="of:=RANDBETWEEN(DATE(2015;1;1);DATE(2015;12;31))" office:value-type="date" office:date-value="2015-02-26" calcext:value-type="date">
            <text:p>26.02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wonder if tap dancers walk into a room, look at the floor and think,'I'd so tap that.'" calcext:value-type="string">
            <text:p>I wonder if tap dancers walk into a room, look at the floor and think,'I'd so tap that.'</text:p>
          </table:table-cell>
        </table:table-row>
        <table:table-row table:style-name="ro1">
          <table:table-cell office:value-type="string" calcext:value-type="string">
            <text:p><text:a xlink:href="mailto:alex@mail.com" xlink:type="simple">alex@mail.com</text:a></text:p>
          </table:table-cell>
          <table:table-cell office:value-type="string" calcext:value-type="string">
            <text:p><text:a xlink:href="mailto:petya@mail.com" xlink:type="simple">petya@mail.com</text:a></text:p>
          </table:table-cell>
          <table:table-cell table:formula="of:=RANDBETWEEN(100; 1000)" office:value-type="float" office:value="843" calcext:value-type="float">
            <text:p>843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MYR" calcext:value-type="string">
            <text:p>MYR</text:p>
          </table:table-cell>
          <table:table-cell table:formula="of:=RANDBETWEEN(DATE(2015;1;1);DATE(2015;12;31))" office:value-type="date" office:date-value="2015-02-14" calcext:value-type="date">
            <text:p>14.02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wonder if tap dancers walk into a room, look at the floor and think,'I'd so tap that.'" calcext:value-type="string">
            <text:p>I wonder if tap dancers walk into a room, look at the floor and think,'I'd so tap that.'</text:p>
          </table:table-cell>
        </table:table-row>
        <table:table-row table:style-name="ro1">
          <table:table-cell office:value-type="string" calcext:value-type="string">
            <text:p><text:a xlink:href="mailto:john@mail.com" xlink:type="simple">john@mail.com</text:a></text:p>
          </table:table-cell>
          <table:table-cell office:value-type="string" calcext:value-type="string">
            <text:p><text:a xlink:href="mailto:ivan@mail.com" xlink:type="simple">ivan@mail.com</text:a></text:p>
          </table:table-cell>
          <table:table-cell table:formula="of:=RANDBETWEEN(100; 1000)" office:value-type="float" office:value="808" calcext:value-type="float">
            <text:p>808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EUR" calcext:value-type="string">
            <text:p>EUR</text:p>
          </table:table-cell>
          <table:table-cell table:formula="of:=RANDBETWEEN(DATE(2015;1;1);DATE(2015;12;31))" office:value-type="date" office:date-value="2015-09-21" calcext:value-type="date">
            <text:p>21.09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wonder if tap dancers walk into a room, look at the floor and think,'I'd so tap that.'" calcext:value-type="string">
            <text:p>I wonder if tap dancers walk into a room, look at the floor and think,'I'd so tap that.'</text:p>
          </table:table-cell>
        </table:table-row>
        <table:table-row table:style-name="ro1">
          <table:table-cell office:value-type="string" calcext:value-type="string">
            <text:p><text:a xlink:href="mailto:leo@mail.com" xlink:type="simple">leo@mail.com</text:a></text:p>
          </table:table-cell>
          <table:table-cell office:value-type="string" calcext:value-type="string">
            <text:p><text:a xlink:href="mailto:bobby@mail.com" xlink:type="simple">bobby@mail.com</text:a></text:p>
          </table:table-cell>
          <table:table-cell table:formula="of:=RANDBETWEEN(100; 1000)" office:value-type="float" office:value="527" calcext:value-type="float">
            <text:p>527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AUD" calcext:value-type="string">
            <text:p>AUD</text:p>
          </table:table-cell>
          <table:table-cell table:formula="of:=RANDBETWEEN(DATE(2015;1;1);DATE(2015;12;31))" office:value-type="date" office:date-value="2015-08-09" calcext:value-type="date">
            <text:p>09.08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wish real life was like cartoons. I could wear the same outfit and nobody would care." calcext:value-type="string">
            <text:p>I wish real life was like cartoons. I could wear the same outfit and nobody would care.</text:p>
          </table:table-cell>
        </table:table-row>
        <table:table-row table:style-name="ro1">
          <table:table-cell office:value-type="string" calcext:value-type="string">
            <text:p><text:a xlink:href="mailto:enzo@mail.com" xlink:type="simple">enzo@mail.com</text:a></text:p>
          </table:table-cell>
          <table:table-cell office:value-type="string" calcext:value-type="string">
            <text:p><text:a xlink:href="mailto:lenny@mail.com" xlink:type="simple">lenny@mail.com</text:a></text:p>
          </table:table-cell>
          <table:table-cell table:formula="of:=RANDBETWEEN(100; 1000)" office:value-type="float" office:value="585" calcext:value-type="float">
            <text:p>585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CHF" calcext:value-type="string">
            <text:p>CHF</text:p>
          </table:table-cell>
          <table:table-cell table:formula="of:=RANDBETWEEN(DATE(2015;1;1);DATE(2015;12;31))" office:value-type="date" office:date-value="2015-09-06" calcext:value-type="date">
            <text:p>06.09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You remind me of my Chinese friend...Ug Lee." calcext:value-type="string">
            <text:p>You remind me of my Chinese friend...Ug Lee.</text:p>
          </table:table-cell>
        </table:table-row>
        <table:table-row table:style-name="ro1">
          <table:table-cell office:value-type="string" calcext:value-type="string">
            <text:p><text:a xlink:href="mailto:franz@mail.com" xlink:type="simple">franz@mail.com</text:a></text:p>
          </table:table-cell>
          <table:table-cell office:value-type="string" calcext:value-type="string">
            <text:p><text:a xlink:href="mailto:alex@mail.com" xlink:type="simple">alex@mail.com</text:a></text:p>
          </table:table-cell>
          <table:table-cell table:formula="of:=RANDBETWEEN(100; 1000)" office:value-type="float" office:value="808" calcext:value-type="float">
            <text:p>808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CAD" calcext:value-type="string">
            <text:p>CAD</text:p>
          </table:table-cell>
          <table:table-cell table:formula="of:=RANDBETWEEN(DATE(2015;1;1);DATE(2015;12;31))" office:value-type="date" office:date-value="2015-06-07" calcext:value-type="date">
            <text:p>07.06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One time at the beach this guy was swimming in the ocean yelling Help! Shark! Help!. I just laughed, I knew that shark wasn't going to help them." calcext:value-type="string">
            <text:p>One time at the beach this guy was swimming in the ocean yelling Help! Shark! Help!. I just laughed, I knew that shark wasn't going to help them.</text:p>
          </table:table-cell>
        </table:table-row>
        <table:table-row table:style-name="ro1">
          <table:table-cell office:value-type="string" calcext:value-type="string">
            <text:p><text:a xlink:href="mailto:vasya@mail.com" xlink:type="simple">vasya@mail.com</text:a></text:p>
          </table:table-cell>
          <table:table-cell office:value-type="string" calcext:value-type="string">
            <text:p><text:a xlink:href="mailto:leo@mail.com" xlink:type="simple">leo@mail.com</text:a></text:p>
          </table:table-cell>
          <table:table-cell table:formula="of:=RANDBETWEEN(100; 1000)" office:value-type="float" office:value="349" calcext:value-type="float">
            <text:p>349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USD" calcext:value-type="string">
            <text:p>USD</text:p>
          </table:table-cell>
          <table:table-cell table:formula="of:=RANDBETWEEN(DATE(2015;1;1);DATE(2015;12;31))" office:value-type="date" office:date-value="2015-10-07" calcext:value-type="date">
            <text:p>07.10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was complimented on my driving. Someone left a note on my windshield that said, 'Parking Fine.'" calcext:value-type="string">
            <text:p>I was complimented on my driving. Someone left a note on my windshield that said, 'Parking Fine.'</text:p>
          </table:table-cell>
        </table:table-row>
        <table:table-row table:style-name="ro1">
          <table:table-cell office:value-type="string" calcext:value-type="string">
            <text:p><text:a xlink:href="mailto:petya@mail.com" xlink:type="simple">petya@mail.com</text:a></text:p>
          </table:table-cell>
          <table:table-cell office:value-type="string" calcext:value-type="string">
            <text:p><text:a xlink:href="mailto:enzo@mail.com" xlink:type="simple">enzo@mail.com</text:a></text:p>
          </table:table-cell>
          <table:table-cell table:formula="of:=RANDBETWEEN(100; 1000)" office:value-type="float" office:value="265" calcext:value-type="float">
            <text:p>265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INR" calcext:value-type="string">
            <text:p>INR</text:p>
          </table:table-cell>
          <table:table-cell table:formula="of:=RANDBETWEEN(DATE(2015;1;1);DATE(2015;12;31))" office:value-type="date" office:date-value="2015-06-29" calcext:value-type="date">
            <text:p>29.06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dream of a better tomorrow, where chickens can cross the road and not be questioned about their motives." calcext:value-type="string">
            <text:p>I dream of a better tomorrow, where chickens can cross the road and not be questioned about their motives.</text:p>
          </table:table-cell>
        </table:table-row>
        <table:table-row table:style-name="ro1">
          <table:table-cell office:value-type="string" calcext:value-type="string">
            <text:p><text:a xlink:href="mailto:ivan@mail.com" xlink:type="simple">ivan@mail.com</text:a></text:p>
          </table:table-cell>
          <table:table-cell office:value-type="string" calcext:value-type="string">
            <text:p><text:a xlink:href="mailto:franz@mail.com" xlink:type="simple">franz@mail.com</text:a></text:p>
          </table:table-cell>
          <table:table-cell table:formula="of:=RANDBETWEEN(100; 1000)" office:value-type="float" office:value="180" calcext:value-type="float">
            <text:p>180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SGD" calcext:value-type="string">
            <text:p>SGD</text:p>
          </table:table-cell>
          <table:table-cell table:formula="of:=RANDBETWEEN(DATE(2015;1;1);DATE(2015;12;31))" office:value-type="date" office:date-value="2015-03-15" calcext:value-type="date">
            <text:p>15.03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was planning to do something today, but I haven't finished doing nothing from yesterday." calcext:value-type="string">
            <text:p>I was planning to do something today, but I haven't finished doing nothing from yesterday.</text:p>
          </table:table-cell>
        </table:table-row>
        <table:table-row table:style-name="ro1">
          <table:table-cell office:value-type="string" calcext:value-type="string">
            <text:p><text:a xlink:href="mailto:bobby@mail.com" xlink:type="simple">bobby@mail.com</text:a></text:p>
          </table:table-cell>
          <table:table-cell office:value-type="string" calcext:value-type="string">
            <text:p><text:a xlink:href="mailto:vasya@mail.com" xlink:type="simple">vasya@mail.com</text:a></text:p>
          </table:table-cell>
          <table:table-cell table:formula="of:=RANDBETWEEN(100; 1000)" office:value-type="float" office:value="129" calcext:value-type="float">
            <text:p>129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USD" calcext:value-type="string">
            <text:p>USD</text:p>
          </table:table-cell>
          <table:table-cell table:formula="of:=RANDBETWEEN(DATE(2015;1;1);DATE(2015;12;31))" office:value-type="date" office:date-value="2015-10-06" calcext:value-type="date">
            <text:p>06.10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You remind me of my Chinese friend...Ug Lee." calcext:value-type="string">
            <text:p>You remind me of my Chinese friend...Ug Lee.</text:p>
          </table:table-cell>
        </table:table-row>
        <table:table-row table:style-name="ro1">
          <table:table-cell office:value-type="string" calcext:value-type="string">
            <text:p><text:a xlink:href="mailto:lenny@mail.com" xlink:type="simple">lenny@mail.com</text:a></text:p>
          </table:table-cell>
          <table:table-cell office:value-type="string" calcext:value-type="string">
            <text:p><text:a xlink:href="mailto:petya@mail.com" xlink:type="simple">petya@mail.com</text:a></text:p>
          </table:table-cell>
          <table:table-cell table:formula="of:=RANDBETWEEN(100; 1000)" office:value-type="float" office:value="703" calcext:value-type="float">
            <text:p>703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SGD" calcext:value-type="string">
            <text:p>SGD</text:p>
          </table:table-cell>
          <table:table-cell table:formula="of:=RANDBETWEEN(DATE(2015;1;1);DATE(2015;12;31))" office:value-type="date" office:date-value="2015-03-31" calcext:value-type="date">
            <text:p>31.03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haven't seen any statuses about Ninjas lately....well played Ninjas." calcext:value-type="string">
            <text:p>I haven't seen any statuses about Ninjas lately....well played Ninjas.</text:p>
          </table:table-cell>
        </table:table-row>
        <table:table-row table:style-name="ro1">
          <table:table-cell office:value-type="string" calcext:value-type="string">
            <text:p><text:a xlink:href="mailto:alex@mail.com" xlink:type="simple">alex@mail.com</text:a></text:p>
          </table:table-cell>
          <table:table-cell office:value-type="string" calcext:value-type="string">
            <text:p><text:a xlink:href="mailto:ivan@mail.com" xlink:type="simple">ivan@mail.com</text:a></text:p>
          </table:table-cell>
          <table:table-cell table:formula="of:=RANDBETWEEN(100; 1000)" office:value-type="float" office:value="533" calcext:value-type="float">
            <text:p>533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EUR" calcext:value-type="string">
            <text:p>EUR</text:p>
          </table:table-cell>
          <table:table-cell table:formula="of:=RANDBETWEEN(DATE(2015;1;1);DATE(2015;12;31))" office:value-type="date" office:date-value="2015-02-04" calcext:value-type="date">
            <text:p>04.02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Procrastinator? No, I just wait until the last second to do my work because I will be older, therefore wiser." calcext:value-type="string">
            <text:p>Procrastinator? No, I just wait until the last second to do my work because I will be older, therefore wiser.</text:p>
          </table:table-cell>
        </table:table-row>
        <table:table-row table:style-name="ro1">
          <table:table-cell office:value-type="string" calcext:value-type="string">
            <text:p><text:a xlink:href="mailto:john@mail.com" xlink:type="simple">john@mail.com</text:a></text:p>
          </table:table-cell>
          <table:table-cell office:value-type="string" calcext:value-type="string">
            <text:p><text:a xlink:href="mailto:bobby@mail.com" xlink:type="simple">bobby@mail.com</text:a></text:p>
          </table:table-cell>
          <table:table-cell table:formula="of:=RANDBETWEEN(100; 1000)" office:value-type="float" office:value="129" calcext:value-type="float">
            <text:p>129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SGD" calcext:value-type="string">
            <text:p>SGD</text:p>
          </table:table-cell>
          <table:table-cell table:formula="of:=RANDBETWEEN(DATE(2015;1;1);DATE(2015;12;31))" office:value-type="date" office:date-value="2015-10-31" calcext:value-type="date">
            <text:p>31.10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On a scale of Voldemort to Pinocchio, how Nosy are you?" calcext:value-type="string">
            <text:p>On a scale of Voldemort to Pinocchio, how Nosy are you?</text:p>
          </table:table-cell>
        </table:table-row>
        <table:table-row table:style-name="ro1">
          <table:table-cell office:value-type="string" calcext:value-type="string">
            <text:p><text:a xlink:href="mailto:leo@mail.com" xlink:type="simple">leo@mail.com</text:a></text:p>
          </table:table-cell>
          <table:table-cell office:value-type="string" calcext:value-type="string">
            <text:p><text:a xlink:href="mailto:lenny@mail.com" xlink:type="simple">lenny@mail.com</text:a></text:p>
          </table:table-cell>
          <table:table-cell table:formula="of:=RANDBETWEEN(100; 1000)" office:value-type="float" office:value="858" calcext:value-type="float">
            <text:p>858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MYR" calcext:value-type="string">
            <text:p>MYR</text:p>
          </table:table-cell>
          <table:table-cell table:formula="of:=RANDBETWEEN(DATE(2015;1;1);DATE(2015;12;31))" office:value-type="date" office:date-value="2015-04-14" calcext:value-type="date">
            <text:p>14.04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changed all my passwords to 'incorrect'. So my computer just tells me when I forgot." calcext:value-type="string">
            <text:p>I changed all my passwords to 'incorrect'. So my computer just tells me when I forgot.</text:p>
          </table:table-cell>
        </table:table-row>
        <table:table-row table:style-name="ro1">
          <table:table-cell office:value-type="string" calcext:value-type="string">
            <text:p><text:a xlink:href="mailto:enzo@mail.com" xlink:type="simple">enzo@mail.com</text:a></text:p>
          </table:table-cell>
          <table:table-cell office:value-type="string" calcext:value-type="string">
            <text:p><text:a xlink:href="mailto:alex@mail.com" xlink:type="simple">alex@mail.com</text:a></text:p>
          </table:table-cell>
          <table:table-cell table:formula="of:=RANDBETWEEN(100; 1000)" office:value-type="float" office:value="461" calcext:value-type="float">
            <text:p>461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JPY" calcext:value-type="string">
            <text:p>JPY</text:p>
          </table:table-cell>
          <table:table-cell table:formula="of:=RANDBETWEEN(DATE(2015;1;1);DATE(2015;12;31))" office:value-type="date" office:date-value="2015-08-09" calcext:value-type="date">
            <text:p>09.08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Grammar is somewhat important. Commas do save lives for instance: 'Let's eat grandpa.' 'Lets eat, grandpa.'" calcext:value-type="string">
            <text:p>Grammar is somewhat important. Commas do save lives for instance: 'Let's eat grandpa.' 'Lets eat, grandpa.'</text:p>
          </table:table-cell>
        </table:table-row>
        <table:table-row table:style-name="ro1">
          <table:table-cell office:value-type="string" calcext:value-type="string">
            <text:p><text:a xlink:href="mailto:franz@mail.com" xlink:type="simple">franz@mail.com</text:a></text:p>
          </table:table-cell>
          <table:table-cell office:value-type="string" calcext:value-type="string">
            <text:p><text:a xlink:href="mailto:john@mail.com" xlink:type="simple">john@mail.com</text:a></text:p>
          </table:table-cell>
          <table:table-cell table:formula="of:=RANDBETWEEN(100; 1000)" office:value-type="float" office:value="467" calcext:value-type="float">
            <text:p>467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CAD" calcext:value-type="string">
            <text:p>CAD</text:p>
          </table:table-cell>
          <table:table-cell table:formula="of:=RANDBETWEEN(DATE(2015;1;1);DATE(2015;12;31))" office:value-type="date" office:date-value="2015-01-07" calcext:value-type="date">
            <text:p>07.01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wonder if tap dancers walk into a room, look at the floor and think,'I'd so tap that.'" calcext:value-type="string">
            <text:p>I wonder if tap dancers walk into a room, look at the floor and think,'I'd so tap that.'</text:p>
          </table:table-cell>
        </table:table-row>
        <table:table-row table:style-name="ro1">
          <table:table-cell office:value-type="string" calcext:value-type="string">
            <text:p><text:a xlink:href="mailto:vasya@mail.com" xlink:type="simple">vasya@mail.com</text:a></text:p>
          </table:table-cell>
          <table:table-cell office:value-type="string" calcext:value-type="string">
            <text:p><text:a xlink:href="mailto:enzo@mail.com" xlink:type="simple">enzo@mail.com</text:a></text:p>
          </table:table-cell>
          <table:table-cell table:formula="of:=RANDBETWEEN(100; 1000)" office:value-type="float" office:value="684" calcext:value-type="float">
            <text:p>684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USD" calcext:value-type="string">
            <text:p>USD</text:p>
          </table:table-cell>
          <table:table-cell table:formula="of:=RANDBETWEEN(DATE(2015;1;1);DATE(2015;12;31))" office:value-type="date" office:date-value="2015-05-07" calcext:value-type="date">
            <text:p>07.05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No I didn't trip, the floor looked like it needed a hug." calcext:value-type="string">
            <text:p>No I didn't trip, the floor looked like it needed a hug.</text:p>
          </table:table-cell>
        </table:table-row>
        <table:table-row table:style-name="ro1">
          <table:table-cell office:value-type="string" calcext:value-type="string">
            <text:p><text:a xlink:href="mailto:petya@mail.com" xlink:type="simple">petya@mail.com</text:a></text:p>
          </table:table-cell>
          <table:table-cell office:value-type="string" calcext:value-type="string">
            <text:p><text:a xlink:href="mailto:franz@mail.com" xlink:type="simple">franz@mail.com</text:a></text:p>
          </table:table-cell>
          <table:table-cell table:formula="of:=RANDBETWEEN(100; 1000)" office:value-type="float" office:value="329" calcext:value-type="float">
            <text:p>329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CHF" calcext:value-type="string">
            <text:p>CHF</text:p>
          </table:table-cell>
          <table:table-cell table:formula="of:=RANDBETWEEN(DATE(2015;1;1);DATE(2015;12;31))" office:value-type="date" office:date-value="2015-01-28" calcext:value-type="date">
            <text:p>28.01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Grammar is somewhat important. Commas do save lives for instance: 'Let's eat grandpa.' 'Lets eat, grandpa.'" calcext:value-type="string">
            <text:p>Grammar is somewhat important. Commas do save lives for instance: 'Let's eat grandpa.' 'Lets eat, grandpa.'</text:p>
          </table:table-cell>
        </table:table-row>
        <table:table-row table:style-name="ro1">
          <table:table-cell office:value-type="string" calcext:value-type="string">
            <text:p><text:a xlink:href="mailto:ivan@mail.com" xlink:type="simple">ivan@mail.com</text:a></text:p>
          </table:table-cell>
          <table:table-cell office:value-type="string" calcext:value-type="string">
            <text:p><text:a xlink:href="mailto:vasya@mail.com" xlink:type="simple">vasya@mail.com</text:a></text:p>
          </table:table-cell>
          <table:table-cell table:formula="of:=RANDBETWEEN(100; 1000)" office:value-type="float" office:value="823" calcext:value-type="float">
            <text:p>823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JPY" calcext:value-type="string">
            <text:p>JPY</text:p>
          </table:table-cell>
          <table:table-cell table:formula="of:=RANDBETWEEN(DATE(2015;1;1);DATE(2015;12;31))" office:value-type="date" office:date-value="2015-12-18" calcext:value-type="date">
            <text:p>18.12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just dropped my laptop off the boat.....It's a Dell, rolling in the deep." calcext:value-type="string">
            <text:p>I just dropped my laptop off the boat.....It's a Dell, rolling in the deep.</text:p>
          </table:table-cell>
        </table:table-row>
        <table:table-row table:style-name="ro1">
          <table:table-cell office:value-type="string" calcext:value-type="string">
            <text:p><text:a xlink:href="mailto:bobby@mail.com" xlink:type="simple">bobby@mail.com</text:a></text:p>
          </table:table-cell>
          <table:table-cell office:value-type="string" calcext:value-type="string">
            <text:p><text:a xlink:href="mailto:petya@mail.com" xlink:type="simple">petya@mail.com</text:a></text:p>
          </table:table-cell>
          <table:table-cell table:formula="of:=RANDBETWEEN(100; 1000)" office:value-type="float" office:value="377" calcext:value-type="float">
            <text:p>377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CHF" calcext:value-type="string">
            <text:p>CHF</text:p>
          </table:table-cell>
          <table:table-cell table:formula="of:=RANDBETWEEN(DATE(2015;1;1);DATE(2015;12;31))" office:value-type="date" office:date-value="2015-07-20" calcext:value-type="date">
            <text:p>20.07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Whatever you do in life give 100%.....unless you're giving blood." calcext:value-type="string">
            <text:p>Whatever you do in life give 100%.....unless you're giving blood.</text:p>
          </table:table-cell>
        </table:table-row>
        <table:table-row table:style-name="ro1">
          <table:table-cell office:value-type="string" calcext:value-type="string">
            <text:p><text:a xlink:href="mailto:lenny@mail.com" xlink:type="simple">lenny@mail.com</text:a></text:p>
          </table:table-cell>
          <table:table-cell office:value-type="string" calcext:value-type="string">
            <text:p><text:a xlink:href="mailto:ivan@mail.com" xlink:type="simple">ivan@mail.com</text:a></text:p>
          </table:table-cell>
          <table:table-cell table:formula="of:=RANDBETWEEN(100; 1000)" office:value-type="float" office:value="604" calcext:value-type="float">
            <text:p>604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GBP" calcext:value-type="string">
            <text:p>GBP</text:p>
          </table:table-cell>
          <table:table-cell table:formula="of:=RANDBETWEEN(DATE(2015;1;1);DATE(2015;12;31))" office:value-type="date" office:date-value="2015-04-17" calcext:value-type="date">
            <text:p>17.04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haven't seen any statuses about Ninjas lately....well played Ninjas." calcext:value-type="string">
            <text:p>I haven't seen any statuses about Ninjas lately....well played Ninjas.</text:p>
          </table:table-cell>
        </table:table-row>
        <table:table-row table:style-name="ro1">
          <table:table-cell office:value-type="string" calcext:value-type="string">
            <text:p><text:a xlink:href="mailto:alex@mail.com" xlink:type="simple">alex@mail.com</text:a></text:p>
          </table:table-cell>
          <table:table-cell office:value-type="string" calcext:value-type="string">
            <text:p><text:a xlink:href="mailto:bobby@mail.com" xlink:type="simple">bobby@mail.com</text:a></text:p>
          </table:table-cell>
          <table:table-cell table:formula="of:=RANDBETWEEN(100; 1000)" office:value-type="float" office:value="979" calcext:value-type="float">
            <text:p>979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GBP" calcext:value-type="string">
            <text:p>GBP</text:p>
          </table:table-cell>
          <table:table-cell table:formula="of:=RANDBETWEEN(DATE(2015;1;1);DATE(2015;12;31))" office:value-type="date" office:date-value="2015-04-15" calcext:value-type="date">
            <text:p>15.04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One time at the beach this guy was swimming in the ocean yelling Help! Shark! Help!. I just laughed, I knew that shark wasn't going to help them." calcext:value-type="string">
            <text:p>One time at the beach this guy was swimming in the ocean yelling Help! Shark! Help!. I just laughed, I knew that shark wasn't going to help them.</text:p>
          </table:table-cell>
        </table:table-row>
        <table:table-row table:style-name="ro1">
          <table:table-cell office:value-type="string" calcext:value-type="string">
            <text:p><text:a xlink:href="mailto:john@mail.com" xlink:type="simple">john@mail.com</text:a></text:p>
          </table:table-cell>
          <table:table-cell office:value-type="string" calcext:value-type="string">
            <text:p><text:a xlink:href="mailto:lenny@mail.com" xlink:type="simple">lenny@mail.com</text:a></text:p>
          </table:table-cell>
          <table:table-cell table:formula="of:=RANDBETWEEN(100; 1000)" office:value-type="float" office:value="683" calcext:value-type="float">
            <text:p>683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JPY" calcext:value-type="string">
            <text:p>JPY</text:p>
          </table:table-cell>
          <table:table-cell table:formula="of:=RANDBETWEEN(DATE(2015;1;1);DATE(2015;12;31))" office:value-type="date" office:date-value="2015-05-15" calcext:value-type="date">
            <text:p>15.05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One time at the beach this guy was swimming in the ocean yelling Help! Shark! Help!. I just laughed, I knew that shark wasn't going to help them." calcext:value-type="string">
            <text:p>One time at the beach this guy was swimming in the ocean yelling Help! Shark! Help!. I just laughed, I knew that shark wasn't going to help them.</text:p>
          </table:table-cell>
        </table:table-row>
        <table:table-row table:style-name="ro1">
          <table:table-cell office:value-type="string" calcext:value-type="string">
            <text:p><text:a xlink:href="mailto:leo@mail.com" xlink:type="simple">leo@mail.com</text:a></text:p>
          </table:table-cell>
          <table:table-cell office:value-type="string" calcext:value-type="string">
            <text:p><text:a xlink:href="mailto:alex@mail.com" xlink:type="simple">alex@mail.com</text:a></text:p>
          </table:table-cell>
          <table:table-cell table:formula="of:=RANDBETWEEN(100; 1000)" office:value-type="float" office:value="611" calcext:value-type="float">
            <text:p>611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SGD" calcext:value-type="string">
            <text:p>SGD</text:p>
          </table:table-cell>
          <table:table-cell table:formula="of:=RANDBETWEEN(DATE(2015;1;1);DATE(2015;12;31))" office:value-type="date" office:date-value="2015-06-27" calcext:value-type="date">
            <text:p>27.06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do 5 sit-ups every morning. May not sound like much, but there is only so many times you can hit the snooze button...'" calcext:value-type="string">
            <text:p>I do 5 sit-ups every morning. May not sound like much, but there is only so many times you can hit the snooze button...'</text:p>
          </table:table-cell>
        </table:table-row>
        <table:table-row table:style-name="ro1">
          <table:table-cell office:value-type="string" calcext:value-type="string">
            <text:p><text:a xlink:href="mailto:enzo@mail.com" xlink:type="simple">enzo@mail.com</text:a></text:p>
          </table:table-cell>
          <table:table-cell office:value-type="string" calcext:value-type="string">
            <text:p><text:a xlink:href="mailto:john@mail.com" xlink:type="simple">john@mail.com</text:a></text:p>
          </table:table-cell>
          <table:table-cell table:formula="of:=RANDBETWEEN(100; 1000)" office:value-type="float" office:value="761" calcext:value-type="float">
            <text:p>761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AUD" calcext:value-type="string">
            <text:p>AUD</text:p>
          </table:table-cell>
          <table:table-cell table:formula="of:=RANDBETWEEN(DATE(2015;1;1);DATE(2015;12;31))" office:value-type="date" office:date-value="2015-08-02" calcext:value-type="date">
            <text:p>02.08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changed all my passwords to 'incorrect'. So my computer just tells me when I forgot." calcext:value-type="string">
            <text:p>I changed all my passwords to 'incorrect'. So my computer just tells me when I forgot.</text:p>
          </table:table-cell>
        </table:table-row>
        <table:table-row table:style-name="ro1">
          <table:table-cell office:value-type="string" calcext:value-type="string">
            <text:p><text:a xlink:href="mailto:franz@mail.com" xlink:type="simple">franz@mail.com</text:a></text:p>
          </table:table-cell>
          <table:table-cell office:value-type="string" calcext:value-type="string">
            <text:p><text:a xlink:href="mailto:leo@mail.com" xlink:type="simple">leo@mail.com</text:a></text:p>
          </table:table-cell>
          <table:table-cell table:formula="of:=RANDBETWEEN(100; 1000)" office:value-type="float" office:value="587" calcext:value-type="float">
            <text:p>587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CAD" calcext:value-type="string">
            <text:p>CAD</text:p>
          </table:table-cell>
          <table:table-cell table:formula="of:=RANDBETWEEN(DATE(2015;1;1);DATE(2015;12;31))" office:value-type="date" office:date-value="2015-10-24" calcext:value-type="date">
            <text:p>24.10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love how, in horror movies, the person yells out,Hello? As if the bad is going to yell back, Yeah, I'm in the kitchen! Do you want a sandwich? Or,Hey, yeah I'm back here with a chainsaw. Come on down." calcext:value-type="string">
            <text:p>I love how, in horror movies, the person yells out,Hello? As if the bad is going to yell back, Yeah, I'm in the kitchen! Do you want a sandwich? Or,Hey, yeah I'm back here with a chainsaw. Come on down.</text:p>
          </table:table-cell>
        </table:table-row>
        <table:table-row table:style-name="ro1">
          <table:table-cell office:value-type="string" calcext:value-type="string">
            <text:p><text:a xlink:href="mailto:vasya@mail.com" xlink:type="simple">vasya@mail.com</text:a></text:p>
          </table:table-cell>
          <table:table-cell office:value-type="string" calcext:value-type="string">
            <text:p><text:a xlink:href="mailto:franz@mail.com" xlink:type="simple">franz@mail.com</text:a></text:p>
          </table:table-cell>
          <table:table-cell table:formula="of:=RANDBETWEEN(100; 1000)" office:value-type="float" office:value="666" calcext:value-type="float">
            <text:p>666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GBP" calcext:value-type="string">
            <text:p>GBP</text:p>
          </table:table-cell>
          <table:table-cell table:formula="of:=RANDBETWEEN(DATE(2015;1;1);DATE(2015;12;31))" office:value-type="date" office:date-value="2015-04-03" calcext:value-type="date">
            <text:p>03.04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Better late then never, but never late is better." calcext:value-type="string">
            <text:p>Better late then never, but never late is better.</text:p>
          </table:table-cell>
        </table:table-row>
        <table:table-row table:style-name="ro1">
          <table:table-cell office:value-type="string" calcext:value-type="string">
            <text:p><text:a xlink:href="mailto:petya@mail.com" xlink:type="simple">petya@mail.com</text:a></text:p>
          </table:table-cell>
          <table:table-cell office:value-type="string" calcext:value-type="string">
            <text:p><text:a xlink:href="mailto:vasya@mail.com" xlink:type="simple">vasya@mail.com</text:a></text:p>
          </table:table-cell>
          <table:table-cell table:formula="of:=RANDBETWEEN(100; 1000)" office:value-type="float" office:value="792" calcext:value-type="float">
            <text:p>792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AUD" calcext:value-type="string">
            <text:p>AUD</text:p>
          </table:table-cell>
          <table:table-cell table:formula="of:=RANDBETWEEN(DATE(2015;1;1);DATE(2015;12;31))" office:value-type="date" office:date-value="2015-01-21" calcext:value-type="date">
            <text:p>21.01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do 5 sit-ups every morning. May not sound like much, but there is only so many times you can hit the snooze button...'" calcext:value-type="string">
            <text:p>I do 5 sit-ups every morning. May not sound like much, but there is only so many times you can hit the snooze button...'</text:p>
          </table:table-cell>
        </table:table-row>
        <table:table-row table:style-name="ro1">
          <table:table-cell office:value-type="string" calcext:value-type="string">
            <text:p><text:a xlink:href="mailto:ivan@mail.com" xlink:type="simple">ivan@mail.com</text:a></text:p>
          </table:table-cell>
          <table:table-cell office:value-type="string" calcext:value-type="string">
            <text:p><text:a xlink:href="mailto:petya@mail.com" xlink:type="simple">petya@mail.com</text:a></text:p>
          </table:table-cell>
          <table:table-cell table:formula="of:=RANDBETWEEN(100; 1000)" office:value-type="float" office:value="521" calcext:value-type="float">
            <text:p>521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MYR" calcext:value-type="string">
            <text:p>MYR</text:p>
          </table:table-cell>
          <table:table-cell table:formula="of:=RANDBETWEEN(DATE(2015;1;1);DATE(2015;12;31))" office:value-type="date" office:date-value="2015-02-23" calcext:value-type="date">
            <text:p>23.02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On a scale of Voldemort to Pinocchio, how Nosy are you?" calcext:value-type="string">
            <text:p>On a scale of Voldemort to Pinocchio, how Nosy are you?</text:p>
          </table:table-cell>
        </table:table-row>
        <table:table-row table:style-name="ro1">
          <table:table-cell office:value-type="string" calcext:value-type="string">
            <text:p><text:a xlink:href="mailto:bobby@mail.com" xlink:type="simple">bobby@mail.com</text:a></text:p>
          </table:table-cell>
          <table:table-cell office:value-type="string" calcext:value-type="string">
            <text:p><text:a xlink:href="mailto:ivan@mail.com" xlink:type="simple">ivan@mail.com</text:a></text:p>
          </table:table-cell>
          <table:table-cell table:formula="of:=RANDBETWEEN(100; 1000)" office:value-type="float" office:value="788" calcext:value-type="float">
            <text:p>788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SGD" calcext:value-type="string">
            <text:p>SGD</text:p>
          </table:table-cell>
          <table:table-cell table:formula="of:=RANDBETWEEN(DATE(2015;1;1);DATE(2015;12;31))" office:value-type="date" office:date-value="2015-10-05" calcext:value-type="date">
            <text:p>05.10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Whatever you do in life give 100%.....unless you're giving blood." calcext:value-type="string">
            <text:p>Whatever you do in life give 100%.....unless you're giving blood.</text:p>
          </table:table-cell>
        </table:table-row>
        <table:table-row table:style-name="ro1">
          <table:table-cell office:value-type="string" calcext:value-type="string">
            <text:p><text:a xlink:href="mailto:lenny@mail.com" xlink:type="simple">lenny@mail.com</text:a></text:p>
          </table:table-cell>
          <table:table-cell office:value-type="string" calcext:value-type="string">
            <text:p><text:a xlink:href="mailto:bobby@mail.com" xlink:type="simple">bobby@mail.com</text:a></text:p>
          </table:table-cell>
          <table:table-cell table:formula="of:=RANDBETWEEN(100; 1000)" office:value-type="float" office:value="491" calcext:value-type="float">
            <text:p>491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INR" calcext:value-type="string">
            <text:p>INR</text:p>
          </table:table-cell>
          <table:table-cell table:formula="of:=RANDBETWEEN(DATE(2015;1;1);DATE(2015;12;31))" office:value-type="date" office:date-value="2015-02-04" calcext:value-type="date">
            <text:p>04.02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was planning to do something today, but I haven't finished doing nothing from yesterday." calcext:value-type="string">
            <text:p>I was planning to do something today, but I haven't finished doing nothing from yesterday.</text:p>
          </table:table-cell>
        </table:table-row>
        <table:table-row table:style-name="ro1">
          <table:table-cell office:value-type="string" calcext:value-type="string">
            <text:p><text:a xlink:href="mailto:alex@mail.com" xlink:type="simple">alex@mail.com</text:a></text:p>
          </table:table-cell>
          <table:table-cell office:value-type="string" calcext:value-type="string">
            <text:p><text:a xlink:href="mailto:lenny@mail.com" xlink:type="simple">lenny@mail.com</text:a></text:p>
          </table:table-cell>
          <table:table-cell table:formula="of:=RANDBETWEEN(100; 1000)" office:value-type="float" office:value="247" calcext:value-type="float">
            <text:p>247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EUR" calcext:value-type="string">
            <text:p>EUR</text:p>
          </table:table-cell>
          <table:table-cell table:formula="of:=RANDBETWEEN(DATE(2015;1;1);DATE(2015;12;31))" office:value-type="date" office:date-value="2015-10-10" calcext:value-type="date">
            <text:p>10.10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really like ceilings......I guess you could call me a ceiling fan." calcext:value-type="string">
            <text:p>I really like ceilings......I guess you could call me a ceiling fan.</text:p>
          </table:table-cell>
        </table:table-row>
        <table:table-row table:style-name="ro1">
          <table:table-cell office:value-type="string" calcext:value-type="string">
            <text:p><text:a xlink:href="mailto:john@mail.com" xlink:type="simple">john@mail.com</text:a></text:p>
          </table:table-cell>
          <table:table-cell office:value-type="string" calcext:value-type="string">
            <text:p><text:a xlink:href="mailto:alex@mail.com" xlink:type="simple">alex@mail.com</text:a></text:p>
          </table:table-cell>
          <table:table-cell table:formula="of:=RANDBETWEEN(100; 1000)" office:value-type="float" office:value="137" calcext:value-type="float">
            <text:p>137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CHF" calcext:value-type="string">
            <text:p>CHF</text:p>
          </table:table-cell>
          <table:table-cell table:formula="of:=RANDBETWEEN(DATE(2015;1;1);DATE(2015;12;31))" office:value-type="date" office:date-value="2015-06-04" calcext:value-type="date">
            <text:p>04.06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speak my mind. I never mind what I speak." calcext:value-type="string">
            <text:p>I speak my mind. I never mind what I speak.</text:p>
          </table:table-cell>
        </table:table-row>
        <table:table-row table:style-name="ro1">
          <table:table-cell office:value-type="string" calcext:value-type="string">
            <text:p><text:a xlink:href="mailto:leo@mail.com" xlink:type="simple">leo@mail.com</text:a></text:p>
          </table:table-cell>
          <table:table-cell office:value-type="string" calcext:value-type="string">
            <text:p><text:a xlink:href="mailto:john@mail.com" xlink:type="simple">john@mail.com</text:a></text:p>
          </table:table-cell>
          <table:table-cell table:formula="of:=RANDBETWEEN(100; 1000)" office:value-type="float" office:value="514" calcext:value-type="float">
            <text:p>514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GBP" calcext:value-type="string">
            <text:p>GBP</text:p>
          </table:table-cell>
          <table:table-cell table:formula="of:=RANDBETWEEN(DATE(2015;1;1);DATE(2015;12;31))" office:value-type="date" office:date-value="2015-12-16" calcext:value-type="date">
            <text:p>16.12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love how, in horror movies, the person yells out,Hello? As if the bad is going to yell back, Yeah, I'm in the kitchen! Do you want a sandwich? Or,Hey, yeah I'm back here with a chainsaw. Come on down." calcext:value-type="string">
            <text:p>I love how, in horror movies, the person yells out,Hello? As if the bad is going to yell back, Yeah, I'm in the kitchen! Do you want a sandwich? Or,Hey, yeah I'm back here with a chainsaw. Come on down.</text:p>
          </table:table-cell>
        </table:table-row>
        <table:table-row table:style-name="ro1">
          <table:table-cell office:value-type="string" calcext:value-type="string">
            <text:p><text:a xlink:href="mailto:enzo@mail.com" xlink:type="simple">enzo@mail.com</text:a></text:p>
          </table:table-cell>
          <table:table-cell office:value-type="string" calcext:value-type="string">
            <text:p><text:a xlink:href="mailto:leo@mail.com" xlink:type="simple">leo@mail.com</text:a></text:p>
          </table:table-cell>
          <table:table-cell table:formula="of:=RANDBETWEEN(100; 1000)" office:value-type="float" office:value="990" calcext:value-type="float">
            <text:p>990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INR" calcext:value-type="string">
            <text:p>INR</text:p>
          </table:table-cell>
          <table:table-cell table:formula="of:=RANDBETWEEN(DATE(2015;1;1);DATE(2015;12;31))" office:value-type="date" office:date-value="2015-09-01" calcext:value-type="date">
            <text:p>01.09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dream of a better tomorrow, where chickens can cross the road and not be questioned about their motives." calcext:value-type="string">
            <text:p>I dream of a better tomorrow, where chickens can cross the road and not be questioned about their motives.</text:p>
          </table:table-cell>
        </table:table-row>
        <table:table-row table:style-name="ro1">
          <table:table-cell office:value-type="string" calcext:value-type="string">
            <text:p><text:a xlink:href="mailto:franz@mail.com" xlink:type="simple">franz@mail.com</text:a></text:p>
          </table:table-cell>
          <table:table-cell office:value-type="string" calcext:value-type="string">
            <text:p><text:a xlink:href="mailto:enzo@mail.com" xlink:type="simple">enzo@mail.com</text:a></text:p>
          </table:table-cell>
          <table:table-cell table:formula="of:=RANDBETWEEN(100; 1000)" office:value-type="float" office:value="459" calcext:value-type="float">
            <text:p>459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CHF" calcext:value-type="string">
            <text:p>CHF</text:p>
          </table:table-cell>
          <table:table-cell table:formula="of:=RANDBETWEEN(DATE(2015;1;1);DATE(2015;12;31))" office:value-type="date" office:date-value="2015-09-15" calcext:value-type="date">
            <text:p>15.09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Anytime a bird poops on one of my windows, I eat a whole plate of scrambled egg on my patio. Just to show them what I'm capable of. Take that birds" calcext:value-type="string">
            <text:p>Anytime a bird poops on one of my windows, I eat a whole plate of scrambled egg on my patio. Just to show them what I'm capable of. Take that birds</text:p>
          </table:table-cell>
        </table:table-row>
        <table:table-row table:style-name="ro1">
          <table:table-cell office:value-type="string" calcext:value-type="string">
            <text:p><text:a xlink:href="mailto:vasya@mail.com" xlink:type="simple">vasya@mail.com</text:a></text:p>
          </table:table-cell>
          <table:table-cell office:value-type="string" calcext:value-type="string">
            <text:p><text:a xlink:href="mailto:petya@mail.com" xlink:type="simple">petya@mail.com</text:a></text:p>
          </table:table-cell>
          <table:table-cell table:formula="of:=RANDBETWEEN(100; 1000)" office:value-type="float" office:value="120" calcext:value-type="float">
            <text:p>120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INR" calcext:value-type="string">
            <text:p>INR</text:p>
          </table:table-cell>
          <table:table-cell table:formula="of:=RANDBETWEEN(DATE(2015;1;1);DATE(2015;12;31))" office:value-type="date" office:date-value="2015-08-31" calcext:value-type="date">
            <text:p>31.08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Anytime a bird poops on one of my windows, I eat a whole plate of scrambled egg on my patio. Just to show them what I'm capable of. Take that birds" calcext:value-type="string">
            <text:p>Anytime a bird poops on one of my windows, I eat a whole plate of scrambled egg on my patio. Just to show them what I'm capable of. Take that birds</text:p>
          </table:table-cell>
        </table:table-row>
        <table:table-row table:style-name="ro1">
          <table:table-cell office:value-type="string" calcext:value-type="string">
            <text:p><text:a xlink:href="mailto:petya@mail.com" xlink:type="simple">petya@mail.com</text:a></text:p>
          </table:table-cell>
          <table:table-cell office:value-type="string" calcext:value-type="string">
            <text:p><text:a xlink:href="mailto:ivan@mail.com" xlink:type="simple">ivan@mail.com</text:a></text:p>
          </table:table-cell>
          <table:table-cell table:formula="of:=RANDBETWEEN(100; 1000)" office:value-type="float" office:value="610" calcext:value-type="float">
            <text:p>610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GBP" calcext:value-type="string">
            <text:p>GBP</text:p>
          </table:table-cell>
          <table:table-cell table:formula="of:=RANDBETWEEN(DATE(2015;1;1);DATE(2015;12;31))" office:value-type="date" office:date-value="2015-01-13" calcext:value-type="date">
            <text:p>13.01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do 5 sit-ups every morning. May not sound like much, but there is only so many times you can hit the snooze button...'" calcext:value-type="string">
            <text:p>I do 5 sit-ups every morning. May not sound like much, but there is only so many times you can hit the snooze button...'</text:p>
          </table:table-cell>
        </table:table-row>
        <table:table-row table:style-name="ro1">
          <table:table-cell office:value-type="string" calcext:value-type="string">
            <text:p><text:a xlink:href="mailto:ivan@mail.com" xlink:type="simple">ivan@mail.com</text:a></text:p>
          </table:table-cell>
          <table:table-cell office:value-type="string" calcext:value-type="string">
            <text:p><text:a xlink:href="mailto:bobby@mail.com" xlink:type="simple">bobby@mail.com</text:a></text:p>
          </table:table-cell>
          <table:table-cell table:formula="of:=RANDBETWEEN(100; 1000)" office:value-type="float" office:value="466" calcext:value-type="float">
            <text:p>466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CHF" calcext:value-type="string">
            <text:p>CHF</text:p>
          </table:table-cell>
          <table:table-cell table:formula="of:=RANDBETWEEN(DATE(2015;1;1);DATE(2015;12;31))" office:value-type="date" office:date-value="2015-05-16" calcext:value-type="date">
            <text:p>16.05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One time at the beach this guy was swimming in the ocean yelling Help! Shark! Help!. I just laughed, I knew that shark wasn't going to help them." calcext:value-type="string">
            <text:p>One time at the beach this guy was swimming in the ocean yelling Help! Shark! Help!. I just laughed, I knew that shark wasn't going to help them.</text:p>
          </table:table-cell>
        </table:table-row>
        <table:table-row table:style-name="ro1">
          <table:table-cell office:value-type="string" calcext:value-type="string">
            <text:p><text:a xlink:href="mailto:bobby@mail.com" xlink:type="simple">bobby@mail.com</text:a></text:p>
          </table:table-cell>
          <table:table-cell office:value-type="string" calcext:value-type="string">
            <text:p><text:a xlink:href="mailto:lenny@mail.com" xlink:type="simple">lenny@mail.com</text:a></text:p>
          </table:table-cell>
          <table:table-cell table:formula="of:=RANDBETWEEN(100; 1000)" office:value-type="float" office:value="275" calcext:value-type="float">
            <text:p>275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CHF" calcext:value-type="string">
            <text:p>CHF</text:p>
          </table:table-cell>
          <table:table-cell table:formula="of:=RANDBETWEEN(DATE(2015;1;1);DATE(2015;12;31))" office:value-type="date" office:date-value="2015-08-11" calcext:value-type="date">
            <text:p>11.08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was planning to do something today, but I haven't finished doing nothing from yesterday." calcext:value-type="string">
            <text:p>I was planning to do something today, but I haven't finished doing nothing from yesterday.</text:p>
          </table:table-cell>
        </table:table-row>
        <table:table-row table:style-name="ro1">
          <table:table-cell office:value-type="string" calcext:value-type="string">
            <text:p><text:a xlink:href="mailto:lenny@mail.com" xlink:type="simple">lenny@mail.com</text:a></text:p>
          </table:table-cell>
          <table:table-cell office:value-type="string" calcext:value-type="string">
            <text:p><text:a xlink:href="mailto:alex@mail.com" xlink:type="simple">alex@mail.com</text:a></text:p>
          </table:table-cell>
          <table:table-cell table:formula="of:=RANDBETWEEN(100; 1000)" office:value-type="float" office:value="104" calcext:value-type="float">
            <text:p>104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CHF" calcext:value-type="string">
            <text:p>CHF</text:p>
          </table:table-cell>
          <table:table-cell table:formula="of:=RANDBETWEEN(DATE(2015;1;1);DATE(2015;12;31))" office:value-type="date" office:date-value="2015-12-22" calcext:value-type="date">
            <text:p>22.12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You remind me of my Chinese friend...Ug Lee." calcext:value-type="string">
            <text:p>You remind me of my Chinese friend...Ug Lee.</text:p>
          </table:table-cell>
        </table:table-row>
        <table:table-row table:style-name="ro1">
          <table:table-cell office:value-type="string" calcext:value-type="string">
            <text:p><text:a xlink:href="mailto:alex@mail.com" xlink:type="simple">alex@mail.com</text:a></text:p>
          </table:table-cell>
          <table:table-cell office:value-type="string" calcext:value-type="string">
            <text:p><text:a xlink:href="mailto:john@mail.com" xlink:type="simple">john@mail.com</text:a></text:p>
          </table:table-cell>
          <table:table-cell table:formula="of:=RANDBETWEEN(100; 1000)" office:value-type="float" office:value="308" calcext:value-type="float">
            <text:p>308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EUR" calcext:value-type="string">
            <text:p>EUR</text:p>
          </table:table-cell>
          <table:table-cell table:formula="of:=RANDBETWEEN(DATE(2015;1;1);DATE(2015;12;31))" office:value-type="date" office:date-value="2015-01-19" calcext:value-type="date">
            <text:p>19.01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was planning to do something today, but I haven't finished doing nothing from yesterday." calcext:value-type="string">
            <text:p>I was planning to do something today, but I haven't finished doing nothing from yesterday.</text:p>
          </table:table-cell>
        </table:table-row>
        <table:table-row table:style-name="ro1">
          <table:table-cell office:value-type="string" calcext:value-type="string">
            <text:p><text:a xlink:href="mailto:john@mail.com" xlink:type="simple">john@mail.com</text:a></text:p>
          </table:table-cell>
          <table:table-cell office:value-type="string" calcext:value-type="string">
            <text:p><text:a xlink:href="mailto:leo@mail.com" xlink:type="simple">leo@mail.com</text:a></text:p>
          </table:table-cell>
          <table:table-cell table:formula="of:=RANDBETWEEN(100; 1000)" office:value-type="float" office:value="257" calcext:value-type="float">
            <text:p>257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AUD" calcext:value-type="string">
            <text:p>AUD</text:p>
          </table:table-cell>
          <table:table-cell table:formula="of:=RANDBETWEEN(DATE(2015;1;1);DATE(2015;12;31))" office:value-type="date" office:date-value="2015-08-07" calcext:value-type="date">
            <text:p>07.08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changed all my passwords to 'incorrect'. So my computer just tells me when I forgot." calcext:value-type="string">
            <text:p>I changed all my passwords to 'incorrect'. So my computer just tells me when I forgot.</text:p>
          </table:table-cell>
        </table:table-row>
        <table:table-row table:style-name="ro1">
          <table:table-cell office:value-type="string" calcext:value-type="string">
            <text:p><text:a xlink:href="mailto:leo@mail.com" xlink:type="simple">leo@mail.com</text:a></text:p>
          </table:table-cell>
          <table:table-cell office:value-type="string" calcext:value-type="string">
            <text:p><text:a xlink:href="mailto:enzo@mail.com" xlink:type="simple">enzo@mail.com</text:a></text:p>
          </table:table-cell>
          <table:table-cell table:formula="of:=RANDBETWEEN(100; 1000)" office:value-type="float" office:value="477" calcext:value-type="float">
            <text:p>477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MYR" calcext:value-type="string">
            <text:p>MYR</text:p>
          </table:table-cell>
          <table:table-cell table:formula="of:=RANDBETWEEN(DATE(2015;1;1);DATE(2015;12;31))" office:value-type="date" office:date-value="2015-10-20" calcext:value-type="date">
            <text:p>20.10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One time at the beach this guy was swimming in the ocean yelling Help! Shark! Help!. I just laughed, I knew that shark wasn't going to help them." calcext:value-type="string">
            <text:p>One time at the beach this guy was swimming in the ocean yelling Help! Shark! Help!. I just laughed, I knew that shark wasn't going to help them.</text:p>
          </table:table-cell>
        </table:table-row>
        <table:table-row table:style-name="ro1">
          <table:table-cell office:value-type="string" calcext:value-type="string">
            <text:p><text:a xlink:href="mailto:enzo@mail.com" xlink:type="simple">enzo@mail.com</text:a></text:p>
          </table:table-cell>
          <table:table-cell office:value-type="string" calcext:value-type="string">
            <text:p><text:a xlink:href="mailto:franz@mail.com" xlink:type="simple">franz@mail.com</text:a></text:p>
          </table:table-cell>
          <table:table-cell table:formula="of:=RANDBETWEEN(100; 1000)" office:value-type="float" office:value="436" calcext:value-type="float">
            <text:p>436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USD" calcext:value-type="string">
            <text:p>USD</text:p>
          </table:table-cell>
          <table:table-cell table:formula="of:=RANDBETWEEN(DATE(2015;1;1);DATE(2015;12;31))" office:value-type="date" office:date-value="2015-04-07" calcext:value-type="date">
            <text:p>07.04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The dictionary is the only place where success comes before work." calcext:value-type="string">
            <text:p>The dictionary is the only place where success comes before work.</text:p>
          </table:table-cell>
        </table:table-row>
        <table:table-row table:style-name="ro1">
          <table:table-cell office:value-type="string" calcext:value-type="string">
            <text:p><text:a xlink:href="mailto:franz@mail.com" xlink:type="simple">franz@mail.com</text:a></text:p>
          </table:table-cell>
          <table:table-cell office:value-type="string" calcext:value-type="string">
            <text:p><text:a xlink:href="mailto:vasya@mail.com" xlink:type="simple">vasya@mail.com</text:a></text:p>
          </table:table-cell>
          <table:table-cell table:formula="of:=RANDBETWEEN(100; 1000)" office:value-type="float" office:value="398" calcext:value-type="float">
            <text:p>398.00</text:p>
          </table:table-cell>
          <table:table-cell table:formula="of:=CHOOSE(     RANDBETWEEN(1; 10);&quot;USD&quot;;&quot;EUR&quot;;&quot;GBP&quot;;&quot;INR&quot;;&quot;AUD&quot;;&quot;CAD&quot;;&quot;SGD&quot;;&quot;CHF&quot;;&quot;MYR&quot;;&quot;JPY&quot;)" office:value-type="string" office:string-value="GBP" calcext:value-type="string">
            <text:p>GBP</text:p>
          </table:table-cell>
          <table:table-cell table:formula="of:=RANDBETWEEN(DATE(2015;1;1);DATE(2015;12;31))" office:value-type="date" office:date-value="2015-07-30" calcext:value-type="date">
            <text:p>30.07.2015</text:p>
          </table:table-cell>
          <table:table-cell table:formula="of:=CHOOSE(     RANDBETWEEN(1; 25);&quot;I dream of a better tomorrow, where chickens can cross the road and not be questioned about their motives.&quot;; &quot;I changed all my passwords to 'incorrect'. So my computer just tells me when I forgot.&quot;; &quot;No I didn't trip, the floor looked like it needed a hug.&quot;; &quot;Whatever you do in life give 100%.....unless you're giving blood.&quot;; &quot;Anytime a bird poops on one of my windows, I eat a whole plate of scrambled egg on my patio. Just to show them what I'm capable of. Take that birds&quot;; &quot;One time at the beach this guy was swimming in the ocean yelling Help! Shark! Help!. I just laughed, I knew that shark wasn't going to help them.&quot;; &quot;Procrastinator? No, I just wait until the last second to do my work because I will be older, therefore wiser.&quot;; &quot;On a scale of Voldemort to Pinocchio, how Nosy are you?&quot;; &quot;I do 5 sit-ups every morning. May not sound like much, but there is only so many times you can hit the snooze button...'&quot;; &quot;I wonder if tap dancers walk into a room, look at the floor and think,'I'd so tap that.'&quot;; &quot;I feel like getting something done today, so I'm just going to sit here until the feeling passes.&quot;; &quot;I was complimented on my driving. Someone left a note on my windshield that said, 'Parking Fine.'&quot;; &quot;I just dropped my laptop off the boat.....It's a Dell, rolling in the deep.&quot;; &quot;Why do banks lock their pens to the desk? If I'm trusting you with my money, don't you think you can trust me with a pen?&quot;; &quot;I really like ceilings......I guess you could call me a ceiling fan.&quot;; &quot;Grammar is somewhat important. Commas do save lives for instance: 'Let's eat grandpa.' 'Lets eat, grandpa.'&quot;; &quot;I was planning to do something today, but I haven't finished doing nothing from yesterday.&quot;; &quot;I love how, in horror movies, the person yells out,Hello? As if the bad is going to yell back, Yeah, I'm in the kitchen! Do you want a sandwich? Or,Hey, yeah I'm back here with a chainsaw. Come on down.&quot;; &quot;You remind me of my Chinese friend...Ug Lee.&quot;; &quot;Light travels faster then sound. This is why some people appear bright ,until you hear them talk.&quot;; &quot;The dictionary is the only place where success comes before work.&quot;; &quot;I speak my mind. I never mind what I speak.&quot;; &quot;Better late then never, but never late is better.&quot;; &quot;I wish real life was like cartoons. I could wear the same outfit and nobody would care.&quot;; &quot;I haven't seen any statuses about Ninjas lately....well played Ninjas.&quot;)" office:value-type="string" office:string-value="I wish real life was like cartoons. I could wear the same outfit and nobody would care." calcext:value-type="string">
            <text:p>I wish real life was like cartoons. I could wear the same outfit and nobody would care.</text:p>
          </table:table-cell>
        </table:table-row>
        <table:table-row table:style-name="ro1" table:number-rows-repeated="19"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Myasnov</meta:initial-creator>
    <meta:creation-date>2016-03-25T16:56:15.576828615</meta:creation-date>
    <dc:date>2016-03-25T18:10:12.534023233</dc:date>
    <dc:creator>Alexander Myasnov</dc:creator>
    <meta:editing-duration>PT28M25S</meta:editing-duration>
    <meta:editing-cycles>2</meta:editing-cycles>
    <meta:generator>LibreOffice/5.0.3.2$Linux_X86_64 LibreOffice_project/00m0$Build-2</meta:generator>
    <meta:document-statistic meta:table-count="1" meta:cell-count="600" meta:object-count="0"/>
  </office:meta>
</office:document-meta>
</file>